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Calibri2" svg:font-family="Calibri"/>
    <style:font-face style:name="Raleway3" svg:font-family="Raleway"/>
    <style:font-face style:name="Calibri1" svg:font-family="Calibri" style:font-pitch="variable"/>
    <style:font-face style:name="Liberation Sans2" svg:font-family="'Liberation Sans'" style:font-pitch="variable"/>
    <style:font-face style:name="Liberation Serif1" svg:font-family="'Liberation Serif'" style:font-pitch="variable"/>
    <style:font-face style:name="Lohit Devanagari1" svg:font-family="'Lohit Devanagari'" style:font-pitch="variable"/>
    <style:font-face style:name="Raleway2" svg:font-family="Raleway"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Raleway" svg:font-family="Raleway" style:font-family-generic="roman" style:font-pitch="variable"/>
    <style:font-face style:name="Calibri Light" svg:font-family="'Calibri Light'"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iberation Serif2" svg:font-family="'Liberation Serif'" style:font-family-generic="swiss" style:font-pitch="variable"/>
    <style:font-face style:name="Raleway1" svg:font-family="Raleway"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leway4" svg:font-family="Raleway"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pushWipe" smil:subtype="fromBotto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35cm" draw:stroke-linejoin="miter" svg:stroke-linecap="butt" draw:fill="solid" draw:fill-color="#f2f2f2" draw:textarea-vertical-align="middle" draw:auto-grow-height="false" draw:fit-to-size="false" style:shrink-to-fit="false" fo:min-height="2.265cm" fo:min-width="10.111cm" fo:padding-top="0cm" fo:padding-bottom="0cm" fo:padding-left="0cm" fo:padding-right="0cm" fo:wrap-option="wrap"/>
    </style:style>
    <style:style style:name="gr2" style:family="graphic" style:parent-style-name="standard">
      <style:graphic-properties draw:stroke="none" svg:stroke-width="0cm" draw:fill="solid" draw:fill-color="#ff8f00"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graphic-properties draw:stroke="none" svg:stroke-width="0cm" draw:fill="solid" draw:fill-color="#000000" draw:textarea-vertical-align="top" draw:auto-grow-height="false" draw:fit-to-size="false" style:shrink-to-fit="false" fo:min-height="0.543cm" fo:min-width="0.509cm" fo:padding-top="0.095cm" fo:padding-bottom="0.095cm" fo:padding-left="0.191cm" fo:padding-right="0.191cm" fo:wrap-option="wrap"/>
      <style:paragraph-properties style:writing-mode="lr-tb"/>
    </style:style>
    <style:style style:name="gr6" style:family="graphic" style:parent-style-name="standard">
      <style:graphic-properties draw:stroke="solid" svg:stroke-width="0.026cm" svg:stroke-color="#000000" svg:stroke-linecap="butt" draw:fill="none" draw:textarea-vertical-align="middle" draw:auto-grow-height="false" draw:fit-to-size="false" style:shrink-to-fit="false" fo:min-height="0.083cm" fo:min-width="0cm" fo:padding-top="0.125cm" fo:padding-bottom="0.125cm" fo:padding-left="0.25cm" fo:padding-right="0.25cm" fo:wrap-option="wrap" draw:shadow="visible" draw:shadow-offset-x="0cm" draw:shadow-offset-y="0.064cm" draw:shadow-color="#000000" draw:shadow-opacity="35%" loext:shadow-blur="0.111cm"/>
    </style:style>
    <style:style style:name="gr7" style:family="graphic" style:parent-style-name="standard">
      <style:graphic-properties draw:stroke="none" svg:stroke-width="0.035cm" draw:stroke-linejoin="miter" svg:stroke-linecap="butt" draw:fill="solid" draw:fill-color="#f2f2f2" draw:textarea-vertical-align="middle" draw:auto-grow-height="false" draw:fit-to-size="false" style:shrink-to-fit="false" fo:min-height="0cm" fo:min-width="0cm" fo:padding-top="0cm" fo:padding-bottom="0cm" fo:padding-left="0cm" fo:padding-right="0cm" fo:wrap-option="wrap"/>
    </style:style>
    <style:style style:name="gr8" style:family="graphic" style:parent-style-name="standard">
      <style:graphic-properties draw:stroke="none" svg:stroke-width="0cm" draw:fill="solid" draw:fill-color="#ffa000"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standard">
      <style:graphic-properties draw:stroke="none" svg:stroke-width="0cm" draw:fill="solid" draw:fill-color="#000000" draw:textarea-vertical-align="top" draw:auto-grow-height="false" draw:fit-to-size="false" style:shrink-to-fit="false" fo:min-height="0cm" fo:min-width="0cm" fo:padding-top="0.095cm" fo:padding-bottom="0.095cm" fo:padding-left="0.191cm" fo:padding-right="0.191cm" fo:wrap-option="wrap"/>
      <style:paragraph-properties style:writing-mode="lr-tb"/>
    </style:style>
    <style:style style:name="gr11" style:family="graphic" style:parent-style-name="standard">
      <style:graphic-properties draw:stroke="solid" svg:stroke-width="0.026cm" svg:stroke-color="#000000" svg:stroke-linecap="butt" draw:fill="none"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style:style>
    <style:style style:name="gr12" style:family="graphic" style:parent-style-name="standard">
      <style:graphic-properties draw:stroke="none" svg:stroke-width="0cm" draw:fill="solid" draw:fill-color="#ffb300"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13" style:family="graphic" style:parent-style-name="standard">
      <style:graphic-properties draw:stroke="none" svg:stroke-width="0cm" draw:fill="solid" draw:fill-color="#ffc107"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14" style:family="graphic" style:parent-style-name="standard">
      <style:graphic-properties draw:stroke="none" svg:stroke-width="0cm" draw:fill="solid" draw:fill-color="#ffca28"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15" style:family="graphic" style:parent-style-name="standard">
      <style:graphic-properties draw:stroke="none" svg:stroke-width="0cm" draw:fill="solid" draw:fill-color="#ffd54f"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16" style:family="graphic">
      <style:graphic-properties style:protect="size"/>
    </style:style>
    <style:style style:name="pr1" style:family="presentation" style:parent-style-name="Title_20_and_20_Footer-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paragraph-properties style:writing-mode="lr-tb"/>
    </style:style>
    <style:style style:name="pr2" style:family="presentation" style:parent-style-name="Title_20_and_20_Footer-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pr3" style:family="presentation" style:parent-style-name="Title_20_and_20_Footer-notes">
      <style:graphic-properties draw:fill-color="#ffffff" fo:min-height="13.364cm"/>
      <style:paragraph-properties style:writing-mode="lr-tb"/>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14pt"/>
    </style:style>
    <style:style style:name="P3"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4"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5" style:family="paragraph">
      <loext:graphic-properties draw:fill="solid" draw:fill-color="#f2f2f2"/>
      <style:paragraph-properties fo:text-align="center" style:font-independent-line-spacing="true"/>
      <style:text-properties fo:font-size="18pt"/>
    </style:style>
    <style:style style:name="P6" style:family="paragraph">
      <loext:graphic-properties draw:fill="solid" draw:fill-color="#ff8f00"/>
      <style:paragraph-properties fo:text-align="start" style:writing-mode="lr-tb" style:font-independent-line-spacing="true"/>
      <style:text-properties fo:font-size="18pt"/>
    </style:style>
    <style:style style:name="P7" style:family="paragraph">
      <style:paragraph-properties fo:margin-left="0cm" fo:margin-right="0cm" fo:margin-top="0cm" fo:margin-bottom="0cm" fo:line-height="100%" fo:text-align="end" fo:text-indent="0cm" style:punctuation-wrap="hanging" style:writing-mode="lr-tb"/>
      <style:text-properties fo:font-size="18pt" fo:hyphenate="false"/>
    </style:style>
    <style:style style:name="P8" style:family="paragraph">
      <loext:graphic-properties draw:fill="none"/>
      <style:paragraph-properties fo:text-align="start" style:writing-mode="lr-tb" style:font-independent-line-spacing="true"/>
      <style:text-properties fo:font-size="18pt"/>
    </style:style>
    <style:style style:name="P9"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0" style:family="paragraph">
      <style:paragraph-properties fo:margin-left="0cm" fo:margin-right="0cm" fo:margin-top="0cm" fo:margin-bottom="0cm" fo:line-height="100%" fo:text-align="start" fo:text-indent="0cm" style:punctuation-wrap="hanging" style:writing-mode="lr-tb"/>
      <style:text-properties fo:font-size="18pt" fo:hyphenate="false" loext:hyphenation-no-caps="false"/>
    </style:style>
    <style:style style:name="P1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2" style:family="paragraph">
      <loext:graphic-properties draw:fill="solid" draw:fill-color="#000000"/>
      <style:paragraph-properties fo:text-align="start" style:writing-mode="lr-tb" style:font-independent-line-spacing="true"/>
      <style:text-properties fo:font-size="18pt"/>
    </style:style>
    <style:style style:name="P13" style:family="paragraph">
      <loext:graphic-properties draw:fill="none"/>
      <style:paragraph-properties fo:text-align="center" style:font-independent-line-spacing="true"/>
      <style:text-properties fo:font-size="18pt"/>
    </style:style>
    <style:style style:name="P14" style:family="paragraph">
      <loext:graphic-properties draw:fill="solid" draw:fill-color="#ffa000"/>
      <style:paragraph-properties fo:text-align="start" style:writing-mode="lr-tb" style:font-independent-line-spacing="true"/>
      <style:text-properties fo:font-size="18pt"/>
    </style:style>
    <style:style style:name="P15" style:family="paragraph">
      <loext:graphic-properties draw:fill="solid" draw:fill-color="#ffb300"/>
      <style:paragraph-properties fo:text-align="start" style:writing-mode="lr-tb" style:font-independent-line-spacing="true"/>
      <style:text-properties fo:font-size="18pt"/>
    </style:style>
    <style:style style:name="P16" style:family="paragraph">
      <loext:graphic-properties draw:fill="solid" draw:fill-color="#ffc107"/>
      <style:paragraph-properties fo:text-align="start" style:writing-mode="lr-tb" style:font-independent-line-spacing="true"/>
      <style:text-properties fo:font-size="18pt"/>
    </style:style>
    <style:style style:name="P17" style:family="paragraph">
      <loext:graphic-properties draw:fill="solid" draw:fill-color="#ffca28"/>
      <style:paragraph-properties fo:text-align="start" style:writing-mode="lr-tb" style:font-independent-line-spacing="true"/>
      <style:text-properties fo:font-size="18pt"/>
    </style:style>
    <style:style style:name="P18" style:family="paragraph">
      <loext:graphic-properties draw:fill="solid" draw:fill-color="#ffd54f"/>
      <style:paragraph-properties fo:text-align="start" style:writing-mode="lr-tb" style:font-independent-line-spacing="true"/>
      <style:text-properties fo:font-size="18pt"/>
    </style:style>
    <style:style style:name="P19" style:family="paragraph">
      <loext:graphic-properties draw:fill-color="#ffffff"/>
      <style:paragraph-properties style:writing-mode="lr-tb"/>
    </style:style>
    <style:style style:name="T1" style:family="text">
      <style:text-properties fo:font-variant="normal" fo:text-transform="none" fo:color="#000000" loext:opacity="100%" style:text-line-through-style="none" style:text-line-through-type="none" style:text-position="0% 100%" style:font-name="Raleway3" fo:font-size="14pt" fo:letter-spacing="normal" fo:language="en" fo:country="US" fo:font-style="normal" style:text-underline-style="none" fo:font-weight="bold" style:font-size-asian="14pt" style:font-style-asian="normal" style:font-weight-asian="bold" style:font-name-complex="Raleway3" style:font-size-complex="14pt" style:font-style-complex="normal" style:font-weight-complex="bold"/>
    </style:style>
    <style:style style:name="T2" style:family="text">
      <style:text-properties fo:font-variant="normal" fo:text-transform="none" fo:color="#8b8b8b" loext:opacity="100%" style:text-line-through-style="none" style:text-line-through-type="none" style:text-position="0% 100%" style:font-name="Calibri Light" fo:font-size="12pt" fo:letter-spacing="normal" fo:language="en" fo:country="US" fo:font-style="normal" style:text-underline-style="none" fo:font-weight="normal" style:font-size-asian="12pt" style:font-style-asian="normal" style:font-weight-asian="normal" style:font-name-complex="Calibri Light" style:font-size-complex="12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Raleway1"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ffffff" loext:opacity="100%" style:text-line-through-style="none" style:text-line-through-type="none" style:text-position="0% 100%" style:font-name="Raleway1" fo:font-size="10.5pt" fo:letter-spacing="normal" fo:language="en" fo:country="US" fo:font-style="normal" style:text-underline-style="none" fo:font-weight="bold" style:font-size-asian="10.5pt" style:font-style-asian="normal" style:font-weight-asian="bold" style:font-size-complex="10.5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Raleway3" fo:font-size="8pt" fo:letter-spacing="normal" fo:language="en" fo:country="US" fo:font-style="normal" style:text-underline-style="none" fo:font-weight="bold" style:font-size-asian="8pt" style:font-style-asian="normal" style:font-weight-asian="bold" style:font-name-complex="Raleway3" style:font-size-complex="8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Raleway3" fo:font-size="1pt" fo:letter-spacing="normal" fo:language="en" fo:country="US" fo:font-style="normal" style:text-underline-style="none" fo:font-weight="bold" style:font-size-asian="1pt" style:font-style-asian="normal" style:font-weight-asian="bold" style:font-name-complex="Raleway3" style:font-size-complex="1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Calibri Light" fo:font-size="8pt" fo:letter-spacing="normal" fo:language="en" fo:country="US" fo:font-style="normal" style:text-underline-style="none" fo:font-weight="normal" style:font-size-asian="8pt" style:font-style-asian="normal" style:font-weight-asian="normal" style:font-name-complex="Raleway3" style:font-size-complex="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PT Templates – PresentationWork.com" draw:style-name="dp1" draw:master-page-name="Title_20_and_20_Footer" presentation:presentation-page-layout-name="AL1T0" xml:id="id1" draw:id="id1">
        <draw:frame draw:name="Title 1" presentation:style-name="pr1" draw:text-style-name="P2" draw:layer="layout" svg:width="16.932cm" svg:height="0.988cm" svg:x="1.244cm" svg:y="0.363cm" presentation:class="title" presentation:user-transformed="true">
          <draw:text-box>
            <text:p text:style-name="P1"><text:span text:style-name="T1">PPT Templates – PresentationWork.com</text:span></text:p>
          </draw:text-box>
        </draw:frame>
        <draw:frame draw:name="Slide Number Placeholder 2" presentation:style-name="pr2" draw:text-style-name="P4" draw:layer="layout" svg:width="5.926cm" svg:height="0.76cm" svg:x="18.203cm" svg:y="13.122cm" presentation:class="page-number" presentation:user-transformed="true">
          <draw:text-box>
            <text:p text:style-name="P3"><text:span text:style-name="T2"><text:page-number>&lt;number&gt;</text:page-number></text:span></text:p>
          </draw:text-box>
        </draw:frame>
        <draw:custom-shape draw:name="Shape 1816" draw:style-name="gr1" draw:text-style-name="P5" draw:layer="layout" svg:width="10.11cm" svg:height="2.264cm" svg:x="1.567cm" svg:y="2.7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gr2" draw:text-style-name="P6" draw:layer="layout" svg:width="3.153cm" svg:height="2.134cm" svg:x="8.882cm" svg:y="3.094cm">
          <text:p/>
          <draw:enhanced-geometry draw:mirror-horizontal="false" draw:mirror-vertical="false" svg:viewBox="0 0 0 0" drawooo:sub-view-size="823 587" draw:text-areas="0 0 ?f10 ?f11" draw:type="ooxml-non-primitive" draw:enhanced-path="M 823 0 L 311 0 0 587 823 587 823 0 Z N">
            <draw:equation draw:name="f0" draw:formula="823*logwidth/823"/>
            <draw:equation draw:name="f1" draw:formula="0*logheight/587"/>
            <draw:equation draw:name="f2" draw:formula="311*logwidth/823"/>
            <draw:equation draw:name="f3" draw:formula="0*logheight/587"/>
            <draw:equation draw:name="f4" draw:formula="0*logwidth/823"/>
            <draw:equation draw:name="f5" draw:formula="587*logheight/587"/>
            <draw:equation draw:name="f6" draw:formula="823*logwidth/823"/>
            <draw:equation draw:name="f7" draw:formula="587*logheight/587"/>
            <draw:equation draw:name="f8" draw:formula="823*logwidth/823"/>
            <draw:equation draw:name="f9" draw:formula="0*logheight/587"/>
            <draw:equation draw:name="f10" draw:formula="logwidth"/>
            <draw:equation draw:name="f11" draw:formula="logheight"/>
          </draw:enhanced-geometry>
        </draw:custom-shape>
        <draw:custom-shape draw:name="Rectangle 117" draw:style-name="gr3" draw:text-style-name="P8" draw:layer="layout" svg:width="1.481cm" svg:height="1.098cm" svg:x="10.385cm" svg:y="3.353cm">
          <text:p text:style-name="P7"><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8" draw:style-name="gr3" draw:text-style-name="P8" draw:layer="layout" svg:width="2.036cm" svg:height="0.695cm" svg:x="9.697cm" svg:y="4.171cm">
          <text:p text:style-name="P7"><text:span text:style-name="T4">INTE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4" draw:text-style-name="P11" draw:layer="layout" svg:width="5.095cm" svg:height="2.657cm" svg:x="4.5cm" svg:y="2.794cm">
          <text:p text:style-name="P9"><text:span text:style-name="T5">IT Administrator Internship </text:span></text:p>
          <text:p text:style-name="P9"><text:span text:style-name="T6"><text:s/></text:span></text:p>
          <text:p text:style-name="P10"><text:span text:style-name="T7"> </text:span><text:span text:style-name="T7">Mesopotamia Group at Amman, Jordan</text:span></text:p>
          <text:p text:style-name="P10"><text:span text:style-name="T7"> <text:s/></text:span><text:span text:style-name="T7">Jun 2020 - Mar 2021</text:span></text:p>
          <text:p text:style-name="P10"><text:span text:style-name="T7"> <text:s/></text:span><text:span text:style-name="T7">Basics of UNIX and networking</text:span></text:p>
          <text:p text:style-name="P9"><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41" draw:style-name="gr5" draw:text-style-name="P12" draw:layer="layout" svg:width="0.89cm" svg:height="0.732cm" svg:x="2.522cm" svg:y="3.539cm">
          <text:p/>
          <draw:enhanced-geometry draw:mirror-horizontal="false" draw:mirror-vertical="false" svg:viewBox="0 0 0 0" drawooo:sub-view-size="185 152" draw:text-areas="0 0 ?f66 ?f67" draw:type="ooxml-non-primitive" draw:enhanced-path="M 177 17 C 126 17 126 17 126 17 126 8 119 0 109 0 75 0 75 0 75 0 66 0 59 8 59 17 8 17 8 17 8 17 3 17 0 21 0 25 0 67 0 67 0 67 0 72 3 76 8 76 8 143 8 143 8 143 8 148 12 152 16 152 168 152 168 152 168 152 173 152 177 148 177 143 177 76 177 76 177 76 181 76 185 72 185 67 185 25 185 25 185 25 185 21 181 17 177 17 Z M 75 8 C 109 8 109 8 109 8 114 8 118 12 118 17 67 17 67 17 67 17 67 12 71 8 75 8 Z M 168 143 C 16 143 16 143 16 143 16 76 16 76 16 76 33 76 33 76 33 76 33 84 33 84 33 84 33 89 37 93 42 93 59 93 59 93 59 93 63 93 67 89 67 84 67 76 67 76 67 76 118 76 118 76 118 76 118 84 118 84 118 84 118 89 121 93 126 93 143 93 143 93 143 93 148 93 151 89 151 84 151 76 151 76 151 76 168 76 168 76 168 76 L 168 143 Z M 42 84 C 42 59 42 59 42 59 59 59 59 59 59 59 59 84 59 84 59 84 L 42 84 Z M 126 84 C 126 59 126 59 126 59 143 59 143 59 143 59 143 84 143 84 143 84 L 126 84 Z M 177 67 C 151 67 151 67 151 67 151 59 151 59 151 59 151 54 148 51 143 51 126 51 126 51 126 51 121 51 118 54 118 59 118 67 118 67 118 67 67 67 67 67 67 67 67 59 67 59 67 59 67 54 63 51 59 51 42 51 42 51 42 51 37 51 33 54 33 59 33 67 33 67 33 67 8 67 8 67 8 67 8 25 8 25 8 25 177 25 177 25 177 25 L 177 67 Z N">
            <draw:equation draw:name="f0" draw:formula="126*logwidth/185"/>
            <draw:equation draw:name="f1" draw:formula="17*logheight/152"/>
            <draw:equation draw:name="f2" draw:formula="75*logwidth/185"/>
            <draw:equation draw:name="f3" draw:formula="0*logheight/152"/>
            <draw:equation draw:name="f4" draw:formula="8*logwidth/185"/>
            <draw:equation draw:name="f5" draw:formula="17*logheight/152"/>
            <draw:equation draw:name="f6" draw:formula="0*logwidth/185"/>
            <draw:equation draw:name="f7" draw:formula="67*logheight/152"/>
            <draw:equation draw:name="f8" draw:formula="8*logwidth/185"/>
            <draw:equation draw:name="f9" draw:formula="143*logheight/152"/>
            <draw:equation draw:name="f10" draw:formula="168*logwidth/185"/>
            <draw:equation draw:name="f11" draw:formula="152*logheight/152"/>
            <draw:equation draw:name="f12" draw:formula="177*logwidth/185"/>
            <draw:equation draw:name="f13" draw:formula="76*logheight/152"/>
            <draw:equation draw:name="f14" draw:formula="185*logwidth/185"/>
            <draw:equation draw:name="f15" draw:formula="25*logheight/152"/>
            <draw:equation draw:name="f16" draw:formula="75*logwidth/185"/>
            <draw:equation draw:name="f17" draw:formula="8*logheight/152"/>
            <draw:equation draw:name="f18" draw:formula="118*logwidth/185"/>
            <draw:equation draw:name="f19" draw:formula="17*logheight/152"/>
            <draw:equation draw:name="f20" draw:formula="75*logwidth/185"/>
            <draw:equation draw:name="f21" draw:formula="8*logheight/152"/>
            <draw:equation draw:name="f22" draw:formula="16*logwidth/185"/>
            <draw:equation draw:name="f23" draw:formula="143*logheight/152"/>
            <draw:equation draw:name="f24" draw:formula="33*logwidth/185"/>
            <draw:equation draw:name="f25" draw:formula="76*logheight/152"/>
            <draw:equation draw:name="f26" draw:formula="42*logwidth/185"/>
            <draw:equation draw:name="f27" draw:formula="93*logheight/152"/>
            <draw:equation draw:name="f28" draw:formula="67*logwidth/185"/>
            <draw:equation draw:name="f29" draw:formula="84*logheight/152"/>
            <draw:equation draw:name="f30" draw:formula="118*logwidth/185"/>
            <draw:equation draw:name="f31" draw:formula="76*logheight/152"/>
            <draw:equation draw:name="f32" draw:formula="126*logwidth/185"/>
            <draw:equation draw:name="f33" draw:formula="93*logheight/152"/>
            <draw:equation draw:name="f34" draw:formula="151*logwidth/185"/>
            <draw:equation draw:name="f35" draw:formula="84*logheight/152"/>
            <draw:equation draw:name="f36" draw:formula="168*logwidth/185"/>
            <draw:equation draw:name="f37" draw:formula="76*logheight/152"/>
            <draw:equation draw:name="f38" draw:formula="42*logwidth/185"/>
            <draw:equation draw:name="f39" draw:formula="84*logheight/152"/>
            <draw:equation draw:name="f40" draw:formula="59*logwidth/185"/>
            <draw:equation draw:name="f41" draw:formula="59*logheight/152"/>
            <draw:equation draw:name="f42" draw:formula="42*logwidth/185"/>
            <draw:equation draw:name="f43" draw:formula="84*logheight/152"/>
            <draw:equation draw:name="f44" draw:formula="126*logwidth/185"/>
            <draw:equation draw:name="f45" draw:formula="59*logheight/152"/>
            <draw:equation draw:name="f46" draw:formula="143*logwidth/185"/>
            <draw:equation draw:name="f47" draw:formula="84*logheight/152"/>
            <draw:equation draw:name="f48" draw:formula="177*logwidth/185"/>
            <draw:equation draw:name="f49" draw:formula="67*logheight/152"/>
            <draw:equation draw:name="f50" draw:formula="151*logwidth/185"/>
            <draw:equation draw:name="f51" draw:formula="59*logheight/152"/>
            <draw:equation draw:name="f52" draw:formula="126*logwidth/185"/>
            <draw:equation draw:name="f53" draw:formula="51*logheight/152"/>
            <draw:equation draw:name="f54" draw:formula="118*logwidth/185"/>
            <draw:equation draw:name="f55" draw:formula="67*logheight/152"/>
            <draw:equation draw:name="f56" draw:formula="67*logwidth/185"/>
            <draw:equation draw:name="f57" draw:formula="59*logheight/152"/>
            <draw:equation draw:name="f58" draw:formula="42*logwidth/185"/>
            <draw:equation draw:name="f59" draw:formula="51*logheight/152"/>
            <draw:equation draw:name="f60" draw:formula="33*logwidth/185"/>
            <draw:equation draw:name="f61" draw:formula="67*logheight/152"/>
            <draw:equation draw:name="f62" draw:formula="8*logwidth/185"/>
            <draw:equation draw:name="f63" draw:formula="25*logheight/152"/>
            <draw:equation draw:name="f64" draw:formula="177*logwidth/185"/>
            <draw:equation draw:name="f65" draw:formula="67*logheight/152"/>
            <draw:equation draw:name="f66" draw:formula="logwidth"/>
            <draw:equation draw:name="f67" draw:formula="logheight"/>
          </draw:enhanced-geometry>
        </draw:custom-shape>
        <draw:custom-shape draw:name="Freeform 9" draw:style-name="gr6" draw:text-style-name="P13" draw:layer="layout" svg:width="0.213cm" svg:height="0.332cm" svg:x="4.269cm" svg:y="3.76cm">
          <text:p/>
          <draw:enhanced-geometry draw:mirror-horizontal="false" draw:mirror-vertical="false" svg:viewBox="0 0 0 0" drawooo:sub-view-size="314893 605563" draw:text-areas="0 0 ?f6 ?f7" draw:type="ooxml-non-primitive" draw:enhanced-path="M 0 0 L 314893 314893 24223 605563 N">
            <draw:equation draw:name="f0" draw:formula="0*logwidth/314893"/>
            <draw:equation draw:name="f1" draw:formula="0*logheight/605563"/>
            <draw:equation draw:name="f2" draw:formula="314893*logwidth/314893"/>
            <draw:equation draw:name="f3" draw:formula="314893*logheight/605563"/>
            <draw:equation draw:name="f4" draw:formula="24223*logwidth/314893"/>
            <draw:equation draw:name="f5" draw:formula="605563*logheight/605563"/>
            <draw:equation draw:name="f6" draw:formula="logwidth"/>
            <draw:equation draw:name="f7" draw:formula="logheight"/>
          </draw:enhanced-geometry>
        </draw:custom-shape>
        <draw:custom-shape draw:name="Shape 1816" draw:style-name="gr7" draw:text-style-name="P5" draw:layer="layout" svg:width="10.043cm" svg:height="2.248cm" svg:x="1.567cm" svg:y="6.0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gr8" draw:text-style-name="P14" draw:layer="layout" svg:width="3.132cm" svg:height="2.119cm" svg:x="8.903cm" svg:y="6.306cm">
          <text:p/>
          <draw:enhanced-geometry draw:mirror-horizontal="false" draw:mirror-vertical="false" svg:viewBox="0 0 0 0" drawooo:sub-view-size="823 587" draw:text-areas="0 0 ?f10 ?f11" draw:type="ooxml-non-primitive" draw:enhanced-path="M 823 0 L 311 0 0 587 823 587 823 0 Z N">
            <draw:equation draw:name="f0" draw:formula="823*logwidth/823"/>
            <draw:equation draw:name="f1" draw:formula="0*logheight/587"/>
            <draw:equation draw:name="f2" draw:formula="311*logwidth/823"/>
            <draw:equation draw:name="f3" draw:formula="0*logheight/587"/>
            <draw:equation draw:name="f4" draw:formula="0*logwidth/823"/>
            <draw:equation draw:name="f5" draw:formula="587*logheight/587"/>
            <draw:equation draw:name="f6" draw:formula="823*logwidth/823"/>
            <draw:equation draw:name="f7" draw:formula="587*logheight/587"/>
            <draw:equation draw:name="f8" draw:formula="823*logwidth/823"/>
            <draw:equation draw:name="f9" draw:formula="0*logheight/587"/>
            <draw:equation draw:name="f10" draw:formula="logwidth"/>
            <draw:equation draw:name="f11" draw:formula="logheight"/>
          </draw:enhanced-geometry>
        </draw:custom-shape>
        <draw:custom-shape draw:name="Rectangle 127" draw:style-name="gr9" draw:text-style-name="P8" draw:layer="layout" svg:width="3.496cm" svg:height="1.645cm" svg:x="5.238cm" svg:y="6.315cm">
          <text:p text:style-name="P9"><text:span text:style-name="T5">NEW IDEOLOGY</text:span></text:p>
          <text:p text:style-name="P9"><text:span text:style-name="T6"><text:s/></text:span></text:p>
          <text:p text:style-name="P9"><text:span text:style-name="T7">All inhabitants are part of connected people and de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07" draw:style-name="gr10" draw:text-style-name="P12" draw:layer="layout" svg:width="0.895cm" svg:height="0.887cm" svg:x="2.505cm" svg:y="6.688cm">
          <text:p/>
          <draw:enhanced-geometry draw:mirror-horizontal="false" draw:mirror-vertical="false" svg:viewBox="0 0 0 0" drawooo:sub-view-size="186 184" draw:text-areas="0 0 ?f80 ?f81" draw:type="ooxml-non-primitive" draw:enhanced-path="M 68 125 C 118 125 118 125 118 125 123 125 127 121 127 116 127 108 127 108 127 108 127 103 123 99 118 99 68 99 68 99 68 99 63 99 59 103 59 108 59 116 59 116 59 116 59 121 63 125 68 125 Z M 68 108 C 118 108 118 108 118 108 118 116 118 116 118 116 68 116 68 116 68 116 L 68 108 Z M 177 49 C 161 49 161 49 161 49 155 29 155 29 155 29 153 20 144 15 135 18 109 24 109 24 109 24 74 4 74 4 74 4 66 0 56 3 51 11 29 49 29 49 29 49 8 49 8 49 8 49 4 49 0 52 0 57 0 74 0 74 0 74 0 79 4 82 8 82 17 82 17 82 17 82 17 175 17 175 17 175 17 180 21 184 25 184 160 184 160 184 160 184 165 184 169 180 169 175 169 82 169 82 169 82 177 82 177 82 177 82 182 82 186 79 186 74 186 57 186 57 186 57 186 52 182 49 177 49 Z M 137 26 C 141 24 146 27 147 32 152 49 152 49 152 49 151 49 151 49 151 49 140 42 140 42 140 42 141 42 141 42 141 42 139 34 139 34 139 34 131 36 131 36 131 36 131 37 131 37 131 37 121 31 121 31 121 31 121 30 121 30 121 30 L 137 26 Z M 134 49 C 78 49 78 49 78 49 92 24 92 24 92 24 L 134 49 Z M 59 15 C 61 11 66 9 70 12 85 20 85 20 85 20 68 49 68 49 68 49 50 49 50 49 50 49 49 48 49 48 49 48 49 49 49 49 49 49 39 49 39 49 39 49 L 59 15 Z M 160 175 C 25 175 25 175 25 175 25 82 25 82 25 82 160 82 160 82 160 82 L 160 175 Z M 177 74 C 8 74 8 74 8 74 8 57 8 57 8 57 177 57 177 57 177 57 L 177 74 Z M 65 38 C 57 34 57 34 57 34 53 41 53 41 53 41 61 45 61 45 61 45 L 65 38 Z M 73 23 C 66 19 66 19 66 19 62 26 62 26 62 26 69 31 69 31 69 31 L 73 23 Z N">
            <draw:equation draw:name="f0" draw:formula="118*logwidth/186"/>
            <draw:equation draw:name="f1" draw:formula="125*logheight/184"/>
            <draw:equation draw:name="f2" draw:formula="127*logwidth/186"/>
            <draw:equation draw:name="f3" draw:formula="108*logheight/184"/>
            <draw:equation draw:name="f4" draw:formula="68*logwidth/186"/>
            <draw:equation draw:name="f5" draw:formula="99*logheight/184"/>
            <draw:equation draw:name="f6" draw:formula="59*logwidth/186"/>
            <draw:equation draw:name="f7" draw:formula="116*logheight/184"/>
            <draw:equation draw:name="f8" draw:formula="68*logwidth/186"/>
            <draw:equation draw:name="f9" draw:formula="108*logheight/184"/>
            <draw:equation draw:name="f10" draw:formula="118*logwidth/186"/>
            <draw:equation draw:name="f11" draw:formula="116*logheight/184"/>
            <draw:equation draw:name="f12" draw:formula="68*logwidth/186"/>
            <draw:equation draw:name="f13" draw:formula="108*logheight/184"/>
            <draw:equation draw:name="f14" draw:formula="161*logwidth/186"/>
            <draw:equation draw:name="f15" draw:formula="49*logheight/184"/>
            <draw:equation draw:name="f16" draw:formula="135*logwidth/186"/>
            <draw:equation draw:name="f17" draw:formula="18*logheight/184"/>
            <draw:equation draw:name="f18" draw:formula="74*logwidth/186"/>
            <draw:equation draw:name="f19" draw:formula="4*logheight/184"/>
            <draw:equation draw:name="f20" draw:formula="29*logwidth/186"/>
            <draw:equation draw:name="f21" draw:formula="49*logheight/184"/>
            <draw:equation draw:name="f22" draw:formula="0*logwidth/186"/>
            <draw:equation draw:name="f23" draw:formula="57*logheight/184"/>
            <draw:equation draw:name="f24" draw:formula="8*logwidth/186"/>
            <draw:equation draw:name="f25" draw:formula="82*logheight/184"/>
            <draw:equation draw:name="f26" draw:formula="17*logwidth/186"/>
            <draw:equation draw:name="f27" draw:formula="175*logheight/184"/>
            <draw:equation draw:name="f28" draw:formula="160*logwidth/186"/>
            <draw:equation draw:name="f29" draw:formula="184*logheight/184"/>
            <draw:equation draw:name="f30" draw:formula="169*logwidth/186"/>
            <draw:equation draw:name="f31" draw:formula="82*logheight/184"/>
            <draw:equation draw:name="f32" draw:formula="186*logwidth/186"/>
            <draw:equation draw:name="f33" draw:formula="74*logheight/184"/>
            <draw:equation draw:name="f34" draw:formula="177*logwidth/186"/>
            <draw:equation draw:name="f35" draw:formula="49*logheight/184"/>
            <draw:equation draw:name="f36" draw:formula="147*logwidth/186"/>
            <draw:equation draw:name="f37" draw:formula="32*logheight/184"/>
            <draw:equation draw:name="f38" draw:formula="151*logwidth/186"/>
            <draw:equation draw:name="f39" draw:formula="49*logheight/184"/>
            <draw:equation draw:name="f40" draw:formula="141*logwidth/186"/>
            <draw:equation draw:name="f41" draw:formula="42*logheight/184"/>
            <draw:equation draw:name="f42" draw:formula="131*logwidth/186"/>
            <draw:equation draw:name="f43" draw:formula="36*logheight/184"/>
            <draw:equation draw:name="f44" draw:formula="121*logwidth/186"/>
            <draw:equation draw:name="f45" draw:formula="31*logheight/184"/>
            <draw:equation draw:name="f46" draw:formula="137*logwidth/186"/>
            <draw:equation draw:name="f47" draw:formula="26*logheight/184"/>
            <draw:equation draw:name="f48" draw:formula="78*logwidth/186"/>
            <draw:equation draw:name="f49" draw:formula="49*logheight/184"/>
            <draw:equation draw:name="f50" draw:formula="134*logwidth/186"/>
            <draw:equation draw:name="f51" draw:formula="49*logheight/184"/>
            <draw:equation draw:name="f52" draw:formula="70*logwidth/186"/>
            <draw:equation draw:name="f53" draw:formula="12*logheight/184"/>
            <draw:equation draw:name="f54" draw:formula="68*logwidth/186"/>
            <draw:equation draw:name="f55" draw:formula="49*logheight/184"/>
            <draw:equation draw:name="f56" draw:formula="49*logwidth/186"/>
            <draw:equation draw:name="f57" draw:formula="48*logheight/184"/>
            <draw:equation draw:name="f58" draw:formula="39*logwidth/186"/>
            <draw:equation draw:name="f59" draw:formula="49*logheight/184"/>
            <draw:equation draw:name="f60" draw:formula="160*logwidth/186"/>
            <draw:equation draw:name="f61" draw:formula="175*logheight/184"/>
            <draw:equation draw:name="f62" draw:formula="25*logwidth/186"/>
            <draw:equation draw:name="f63" draw:formula="82*logheight/184"/>
            <draw:equation draw:name="f64" draw:formula="160*logwidth/186"/>
            <draw:equation draw:name="f65" draw:formula="175*logheight/184"/>
            <draw:equation draw:name="f66" draw:formula="8*logwidth/186"/>
            <draw:equation draw:name="f67" draw:formula="74*logheight/184"/>
            <draw:equation draw:name="f68" draw:formula="177*logwidth/186"/>
            <draw:equation draw:name="f69" draw:formula="57*logheight/184"/>
            <draw:equation draw:name="f70" draw:formula="65*logwidth/186"/>
            <draw:equation draw:name="f71" draw:formula="38*logheight/184"/>
            <draw:equation draw:name="f72" draw:formula="53*logwidth/186"/>
            <draw:equation draw:name="f73" draw:formula="41*logheight/184"/>
            <draw:equation draw:name="f74" draw:formula="65*logwidth/186"/>
            <draw:equation draw:name="f75" draw:formula="38*logheight/184"/>
            <draw:equation draw:name="f76" draw:formula="66*logwidth/186"/>
            <draw:equation draw:name="f77" draw:formula="19*logheight/184"/>
            <draw:equation draw:name="f78" draw:formula="69*logwidth/186"/>
            <draw:equation draw:name="f79" draw:formula="31*logheight/184"/>
            <draw:equation draw:name="f80" draw:formula="logwidth"/>
            <draw:equation draw:name="f81" draw:formula="logheight"/>
          </draw:enhanced-geometry>
        </draw:custom-shape>
        <draw:custom-shape draw:name="Rectangle 56" draw:style-name="gr3" draw:text-style-name="P8" draw:layer="layout" svg:width="1.481cm" svg:height="1.098cm" svg:x="10.359cm" svg:y="6.565cm">
          <text:p text:style-name="P7"><text:span text:style-name="T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3" draw:text-style-name="P8" draw:layer="layout" svg:width="2.239cm" svg:height="0.695cm" svg:x="9.595cm" svg:y="7.377cm">
          <text:p text:style-name="P7"><text:span text:style-name="T4">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5" draw:style-name="gr11" draw:text-style-name="P13" draw:layer="layout" svg:width="0.212cm" svg:height="0.33cm" svg:x="4.249cm" svg:y="6.948cm">
          <text:p/>
          <draw:enhanced-geometry draw:mirror-horizontal="false" draw:mirror-vertical="false" svg:viewBox="0 0 0 0" drawooo:sub-view-size="314893 605563" draw:text-areas="0 0 ?f6 ?f7" draw:type="ooxml-non-primitive" draw:enhanced-path="M 0 0 L 314893 314893 24223 605563 N">
            <draw:equation draw:name="f0" draw:formula="0*logwidth/314893"/>
            <draw:equation draw:name="f1" draw:formula="0*logheight/605563"/>
            <draw:equation draw:name="f2" draw:formula="314893*logwidth/314893"/>
            <draw:equation draw:name="f3" draw:formula="314893*logheight/605563"/>
            <draw:equation draw:name="f4" draw:formula="24223*logwidth/314893"/>
            <draw:equation draw:name="f5" draw:formula="605563*logheight/605563"/>
            <draw:equation draw:name="f6" draw:formula="logwidth"/>
            <draw:equation draw:name="f7" draw:formula="logheight"/>
          </draw:enhanced-geometry>
        </draw:custom-shape>
        <draw:custom-shape draw:name="Shape 1816" draw:style-name="gr7" draw:text-style-name="P5" draw:layer="layout" svg:width="10.045cm" svg:height="2.249cm" svg:x="1.564cm" svg:y="9.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gr12" draw:text-style-name="P15" draw:layer="layout" svg:width="3.133cm" svg:height="2.12cm" svg:x="8.902cm" svg:y="9.542cm">
          <text:p/>
          <draw:enhanced-geometry draw:mirror-horizontal="false" draw:mirror-vertical="false" svg:viewBox="0 0 0 0" drawooo:sub-view-size="823 587" draw:text-areas="0 0 ?f10 ?f11" draw:type="ooxml-non-primitive" draw:enhanced-path="M 823 0 L 311 0 0 587 823 587 823 0 Z N">
            <draw:equation draw:name="f0" draw:formula="823*logwidth/823"/>
            <draw:equation draw:name="f1" draw:formula="0*logheight/587"/>
            <draw:equation draw:name="f2" draw:formula="311*logwidth/823"/>
            <draw:equation draw:name="f3" draw:formula="0*logheight/587"/>
            <draw:equation draw:name="f4" draw:formula="0*logwidth/823"/>
            <draw:equation draw:name="f5" draw:formula="587*logheight/587"/>
            <draw:equation draw:name="f6" draw:formula="823*logwidth/823"/>
            <draw:equation draw:name="f7" draw:formula="587*logheight/587"/>
            <draw:equation draw:name="f8" draw:formula="823*logwidth/823"/>
            <draw:equation draw:name="f9" draw:formula="0*logheight/587"/>
            <draw:equation draw:name="f10" draw:formula="logwidth"/>
            <draw:equation draw:name="f11" draw:formula="logheight"/>
          </draw:enhanced-geometry>
        </draw:custom-shape>
        <draw:custom-shape draw:name="Rectangle 143" draw:style-name="gr9" draw:text-style-name="P8" draw:layer="layout" svg:width="3.497cm" svg:height="1.645cm" svg:x="5.236cm" svg:y="9.552cm">
          <text:p text:style-name="P9"><text:span text:style-name="T5">SUCCESS ACHIEVE</text:span></text:p>
          <text:p text:style-name="P9"><text:span text:style-name="T6"><text:s/></text:span></text:p>
          <text:p text:style-name="P9"><text:span text:style-name="T7">All inhabitants are part of connected people and de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24" draw:style-name="gr10" draw:text-style-name="P12" draw:layer="layout" svg:width="0.813cm" svg:height="0.811cm" svg:x="2.587cm" svg:y="9.927cm">
          <text:p/>
          <draw:enhanced-geometry draw:mirror-horizontal="false" draw:mirror-vertical="false" svg:viewBox="0 0 0 0" drawooo:sub-view-size="186 185" draw:text-areas="0 0 ?f114 ?f115" draw:type="ooxml-non-primitive" draw:enhanced-path="M 41 125 C 45 121 45 121 45 121 46 120 46 119 46 118 46 116 44 114 42 114 41 114 40 114 39 115 35 119 35 119 35 119 34 120 34 121 34 122 34 124 36 126 38 126 39 126 40 126 41 125 Z M 67 122 C 67 120 66 118 63 118 62 118 61 118 60 119 18 161 18 161 18 161 17 162 17 163 17 164 17 167 19 168 21 168 22 168 23 168 24 167 66 125 66 125 66 125 67 124 67 123 67 122 Z M 186 4 C 186 2 184 0 181 0 181 0 180 0 180 0 180 0 180 0 180 0 3 76 3 76 3 76 3 76 3 76 2 76 2 76 2 76 2 76 2 76 2 76 2 76 1 77 0 78 0 80 0 82 1 83 3 84 3 84 3 84 3 84 73 113 73 113 73 113 101 182 101 182 101 182 101 182 101 182 101 182 102 184 103 185 105 185 107 185 109 184 109 183 109 183 109 183 109 183 109 183 109 183 109 183 109 183 109 183 109 183 185 6 185 6 185 6 185 6 185 6 185 6 185 5 186 5 186 4 Z M 15 80 C 163 16 163 16 163 16 75 104 75 104 75 104 L 15 80 Z M 105 170 C 81 110 81 110 81 110 169 22 169 22 169 22 L 105 170 Z M 67 139 C 66 139 65 139 64 140 52 153 52 153 52 153 51 154 51 155 51 156 51 158 52 160 55 160 56 160 57 160 58 159 70 146 70 146 70 146 71 145 72 144 72 143 72 141 70 139 67 139 Z N">
            <draw:equation draw:name="f0" draw:formula="41*logwidth/186"/>
            <draw:equation draw:name="f1" draw:formula="125*logheight/185"/>
            <draw:equation draw:name="f2" draw:formula="45*logwidth/186"/>
            <draw:equation draw:name="f3" draw:formula="121*logheight/185"/>
            <draw:equation draw:name="f4" draw:formula="46*logwidth/186"/>
            <draw:equation draw:name="f5" draw:formula="118*logheight/185"/>
            <draw:equation draw:name="f6" draw:formula="42*logwidth/186"/>
            <draw:equation draw:name="f7" draw:formula="114*logheight/185"/>
            <draw:equation draw:name="f8" draw:formula="39*logwidth/186"/>
            <draw:equation draw:name="f9" draw:formula="115*logheight/185"/>
            <draw:equation draw:name="f10" draw:formula="35*logwidth/186"/>
            <draw:equation draw:name="f11" draw:formula="119*logheight/185"/>
            <draw:equation draw:name="f12" draw:formula="34*logwidth/186"/>
            <draw:equation draw:name="f13" draw:formula="122*logheight/185"/>
            <draw:equation draw:name="f14" draw:formula="38*logwidth/186"/>
            <draw:equation draw:name="f15" draw:formula="126*logheight/185"/>
            <draw:equation draw:name="f16" draw:formula="41*logwidth/186"/>
            <draw:equation draw:name="f17" draw:formula="125*logheight/185"/>
            <draw:equation draw:name="f18" draw:formula="67*logwidth/186"/>
            <draw:equation draw:name="f19" draw:formula="122*logheight/185"/>
            <draw:equation draw:name="f20" draw:formula="63*logwidth/186"/>
            <draw:equation draw:name="f21" draw:formula="118*logheight/185"/>
            <draw:equation draw:name="f22" draw:formula="60*logwidth/186"/>
            <draw:equation draw:name="f23" draw:formula="119*logheight/185"/>
            <draw:equation draw:name="f24" draw:formula="18*logwidth/186"/>
            <draw:equation draw:name="f25" draw:formula="161*logheight/185"/>
            <draw:equation draw:name="f26" draw:formula="17*logwidth/186"/>
            <draw:equation draw:name="f27" draw:formula="164*logheight/185"/>
            <draw:equation draw:name="f28" draw:formula="21*logwidth/186"/>
            <draw:equation draw:name="f29" draw:formula="168*logheight/185"/>
            <draw:equation draw:name="f30" draw:formula="24*logwidth/186"/>
            <draw:equation draw:name="f31" draw:formula="167*logheight/185"/>
            <draw:equation draw:name="f32" draw:formula="66*logwidth/186"/>
            <draw:equation draw:name="f33" draw:formula="125*logheight/185"/>
            <draw:equation draw:name="f34" draw:formula="67*logwidth/186"/>
            <draw:equation draw:name="f35" draw:formula="122*logheight/185"/>
            <draw:equation draw:name="f36" draw:formula="186*logwidth/186"/>
            <draw:equation draw:name="f37" draw:formula="4*logheight/185"/>
            <draw:equation draw:name="f38" draw:formula="181*logwidth/186"/>
            <draw:equation draw:name="f39" draw:formula="0*logheight/185"/>
            <draw:equation draw:name="f40" draw:formula="180*logwidth/186"/>
            <draw:equation draw:name="f41" draw:formula="0*logheight/185"/>
            <draw:equation draw:name="f42" draw:formula="180*logwidth/186"/>
            <draw:equation draw:name="f43" draw:formula="0*logheight/185"/>
            <draw:equation draw:name="f44" draw:formula="3*logwidth/186"/>
            <draw:equation draw:name="f45" draw:formula="76*logheight/185"/>
            <draw:equation draw:name="f46" draw:formula="2*logwidth/186"/>
            <draw:equation draw:name="f47" draw:formula="76*logheight/185"/>
            <draw:equation draw:name="f48" draw:formula="2*logwidth/186"/>
            <draw:equation draw:name="f49" draw:formula="76*logheight/185"/>
            <draw:equation draw:name="f50" draw:formula="2*logwidth/186"/>
            <draw:equation draw:name="f51" draw:formula="76*logheight/185"/>
            <draw:equation draw:name="f52" draw:formula="0*logwidth/186"/>
            <draw:equation draw:name="f53" draw:formula="80*logheight/185"/>
            <draw:equation draw:name="f54" draw:formula="3*logwidth/186"/>
            <draw:equation draw:name="f55" draw:formula="84*logheight/185"/>
            <draw:equation draw:name="f56" draw:formula="3*logwidth/186"/>
            <draw:equation draw:name="f57" draw:formula="84*logheight/185"/>
            <draw:equation draw:name="f58" draw:formula="73*logwidth/186"/>
            <draw:equation draw:name="f59" draw:formula="113*logheight/185"/>
            <draw:equation draw:name="f60" draw:formula="101*logwidth/186"/>
            <draw:equation draw:name="f61" draw:formula="182*logheight/185"/>
            <draw:equation draw:name="f62" draw:formula="101*logwidth/186"/>
            <draw:equation draw:name="f63" draw:formula="182*logheight/185"/>
            <draw:equation draw:name="f64" draw:formula="105*logwidth/186"/>
            <draw:equation draw:name="f65" draw:formula="185*logheight/185"/>
            <draw:equation draw:name="f66" draw:formula="109*logwidth/186"/>
            <draw:equation draw:name="f67" draw:formula="183*logheight/185"/>
            <draw:equation draw:name="f68" draw:formula="109*logwidth/186"/>
            <draw:equation draw:name="f69" draw:formula="183*logheight/185"/>
            <draw:equation draw:name="f70" draw:formula="109*logwidth/186"/>
            <draw:equation draw:name="f71" draw:formula="183*logheight/185"/>
            <draw:equation draw:name="f72" draw:formula="109*logwidth/186"/>
            <draw:equation draw:name="f73" draw:formula="183*logheight/185"/>
            <draw:equation draw:name="f74" draw:formula="185*logwidth/186"/>
            <draw:equation draw:name="f75" draw:formula="6*logheight/185"/>
            <draw:equation draw:name="f76" draw:formula="185*logwidth/186"/>
            <draw:equation draw:name="f77" draw:formula="6*logheight/185"/>
            <draw:equation draw:name="f78" draw:formula="186*logwidth/186"/>
            <draw:equation draw:name="f79" draw:formula="4*logheight/185"/>
            <draw:equation draw:name="f80" draw:formula="15*logwidth/186"/>
            <draw:equation draw:name="f81" draw:formula="80*logheight/185"/>
            <draw:equation draw:name="f82" draw:formula="163*logwidth/186"/>
            <draw:equation draw:name="f83" draw:formula="16*logheight/185"/>
            <draw:equation draw:name="f84" draw:formula="75*logwidth/186"/>
            <draw:equation draw:name="f85" draw:formula="104*logheight/185"/>
            <draw:equation draw:name="f86" draw:formula="15*logwidth/186"/>
            <draw:equation draw:name="f87" draw:formula="80*logheight/185"/>
            <draw:equation draw:name="f88" draw:formula="105*logwidth/186"/>
            <draw:equation draw:name="f89" draw:formula="170*logheight/185"/>
            <draw:equation draw:name="f90" draw:formula="81*logwidth/186"/>
            <draw:equation draw:name="f91" draw:formula="110*logheight/185"/>
            <draw:equation draw:name="f92" draw:formula="169*logwidth/186"/>
            <draw:equation draw:name="f93" draw:formula="22*logheight/185"/>
            <draw:equation draw:name="f94" draw:formula="105*logwidth/186"/>
            <draw:equation draw:name="f95" draw:formula="170*logheight/185"/>
            <draw:equation draw:name="f96" draw:formula="67*logwidth/186"/>
            <draw:equation draw:name="f97" draw:formula="139*logheight/185"/>
            <draw:equation draw:name="f98" draw:formula="64*logwidth/186"/>
            <draw:equation draw:name="f99" draw:formula="140*logheight/185"/>
            <draw:equation draw:name="f100" draw:formula="52*logwidth/186"/>
            <draw:equation draw:name="f101" draw:formula="153*logheight/185"/>
            <draw:equation draw:name="f102" draw:formula="51*logwidth/186"/>
            <draw:equation draw:name="f103" draw:formula="156*logheight/185"/>
            <draw:equation draw:name="f104" draw:formula="55*logwidth/186"/>
            <draw:equation draw:name="f105" draw:formula="160*logheight/185"/>
            <draw:equation draw:name="f106" draw:formula="58*logwidth/186"/>
            <draw:equation draw:name="f107" draw:formula="159*logheight/185"/>
            <draw:equation draw:name="f108" draw:formula="70*logwidth/186"/>
            <draw:equation draw:name="f109" draw:formula="146*logheight/185"/>
            <draw:equation draw:name="f110" draw:formula="72*logwidth/186"/>
            <draw:equation draw:name="f111" draw:formula="143*logheight/185"/>
            <draw:equation draw:name="f112" draw:formula="67*logwidth/186"/>
            <draw:equation draw:name="f113" draw:formula="139*logheight/185"/>
            <draw:equation draw:name="f114" draw:formula="logwidth"/>
            <draw:equation draw:name="f115" draw:formula="logheight"/>
          </draw:enhanced-geometry>
        </draw:custom-shape>
        <draw:custom-shape draw:name="Rectangle 58" draw:style-name="gr3" draw:text-style-name="P8" draw:layer="layout" svg:width="1.481cm" svg:height="1.098cm" svg:x="10.363cm" svg:y="9.784cm">
          <text:p text:style-name="P7"><text:span text:style-name="T3">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3" draw:text-style-name="P8" draw:layer="layout" svg:width="2.239cm" svg:height="0.695cm" svg:x="9.595cm" svg:y="10.597cm">
          <text:p text:style-name="P7"><text:span text:style-name="T4">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6" draw:style-name="gr11" draw:text-style-name="P13" draw:layer="layout" svg:width="0.212cm" svg:height="0.33cm" svg:x="4.251cm" svg:y="10.168cm">
          <text:p/>
          <draw:enhanced-geometry draw:mirror-horizontal="false" draw:mirror-vertical="false" svg:viewBox="0 0 0 0" drawooo:sub-view-size="314893 605563" draw:text-areas="0 0 ?f6 ?f7" draw:type="ooxml-non-primitive" draw:enhanced-path="M 0 0 L 314893 314893 24223 605563 N">
            <draw:equation draw:name="f0" draw:formula="0*logwidth/314893"/>
            <draw:equation draw:name="f1" draw:formula="0*logheight/605563"/>
            <draw:equation draw:name="f2" draw:formula="314893*logwidth/314893"/>
            <draw:equation draw:name="f3" draw:formula="314893*logheight/605563"/>
            <draw:equation draw:name="f4" draw:formula="24223*logwidth/314893"/>
            <draw:equation draw:name="f5" draw:formula="605563*logheight/605563"/>
            <draw:equation draw:name="f6" draw:formula="logwidth"/>
            <draw:equation draw:name="f7" draw:formula="logheight"/>
          </draw:enhanced-geometry>
        </draw:custom-shape>
        <draw:custom-shape draw:name="Shape 1816" draw:style-name="gr7" draw:text-style-name="P5" draw:layer="layout" svg:width="10.11cm" svg:height="2.264cm" svg:x="13.353cm" svg:y="2.8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gr13" draw:text-style-name="P16" draw:layer="layout" svg:width="3.153cm" svg:height="2.134cm" svg:x="20.668cm" svg:y="3.105cm">
          <text:p/>
          <draw:enhanced-geometry draw:mirror-horizontal="false" draw:mirror-vertical="false" svg:viewBox="0 0 0 0" drawooo:sub-view-size="823 587" draw:text-areas="0 0 ?f10 ?f11" draw:type="ooxml-non-primitive" draw:enhanced-path="M 823 0 L 311 0 0 587 823 587 823 0 Z N">
            <draw:equation draw:name="f0" draw:formula="823*logwidth/823"/>
            <draw:equation draw:name="f1" draw:formula="0*logheight/587"/>
            <draw:equation draw:name="f2" draw:formula="311*logwidth/823"/>
            <draw:equation draw:name="f3" draw:formula="0*logheight/587"/>
            <draw:equation draw:name="f4" draw:formula="0*logwidth/823"/>
            <draw:equation draw:name="f5" draw:formula="587*logheight/587"/>
            <draw:equation draw:name="f6" draw:formula="823*logwidth/823"/>
            <draw:equation draw:name="f7" draw:formula="587*logheight/587"/>
            <draw:equation draw:name="f8" draw:formula="823*logwidth/823"/>
            <draw:equation draw:name="f9" draw:formula="0*logheight/587"/>
            <draw:equation draw:name="f10" draw:formula="logwidth"/>
            <draw:equation draw:name="f11" draw:formula="logheight"/>
          </draw:enhanced-geometry>
        </draw:custom-shape>
        <draw:custom-shape draw:name="Rectangle 35" draw:style-name="gr3" draw:text-style-name="P8" draw:layer="layout" svg:width="1.481cm" svg:height="1.098cm" svg:x="22.146cm" svg:y="3.364cm">
          <text:p text:style-name="P7"><text:span text:style-name="T3">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3" draw:text-style-name="P8" draw:layer="layout" svg:width="2.239cm" svg:height="0.695cm" svg:x="21.381cm" svg:y="4.182cm">
          <text:p text:style-name="P7"><text:span text:style-name="T4">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9" draw:text-style-name="P8" draw:layer="layout" svg:width="3.519cm" svg:height="1.645cm" svg:x="16.978cm" svg:y="3.113cm">
          <text:p text:style-name="P9"><text:span text:style-name="T5">SOCIAL SUPPORT</text:span></text:p>
          <text:p text:style-name="P9"><text:span text:style-name="T6"><text:s/></text:span></text:p>
          <text:p text:style-name="P9"><text:span text:style-name="T7">All inhabitants are part of connected people and de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41" draw:style-name="gr10" draw:text-style-name="P12" draw:layer="layout" svg:width="0.89cm" svg:height="0.732cm" svg:x="14.308cm" svg:y="3.55cm">
          <text:p/>
          <draw:enhanced-geometry draw:mirror-horizontal="false" draw:mirror-vertical="false" svg:viewBox="0 0 0 0" drawooo:sub-view-size="185 152" draw:text-areas="0 0 ?f66 ?f67" draw:type="ooxml-non-primitive" draw:enhanced-path="M 177 17 C 126 17 126 17 126 17 126 8 119 0 109 0 75 0 75 0 75 0 66 0 59 8 59 17 8 17 8 17 8 17 3 17 0 21 0 25 0 67 0 67 0 67 0 72 3 76 8 76 8 143 8 143 8 143 8 148 12 152 16 152 168 152 168 152 168 152 173 152 177 148 177 143 177 76 177 76 177 76 181 76 185 72 185 67 185 25 185 25 185 25 185 21 181 17 177 17 Z M 75 8 C 109 8 109 8 109 8 114 8 118 12 118 17 67 17 67 17 67 17 67 12 71 8 75 8 Z M 168 143 C 16 143 16 143 16 143 16 76 16 76 16 76 33 76 33 76 33 76 33 84 33 84 33 84 33 89 37 93 42 93 59 93 59 93 59 93 63 93 67 89 67 84 67 76 67 76 67 76 118 76 118 76 118 76 118 84 118 84 118 84 118 89 121 93 126 93 143 93 143 93 143 93 148 93 151 89 151 84 151 76 151 76 151 76 168 76 168 76 168 76 L 168 143 Z M 42 84 C 42 59 42 59 42 59 59 59 59 59 59 59 59 84 59 84 59 84 L 42 84 Z M 126 84 C 126 59 126 59 126 59 143 59 143 59 143 59 143 84 143 84 143 84 L 126 84 Z M 177 67 C 151 67 151 67 151 67 151 59 151 59 151 59 151 54 148 51 143 51 126 51 126 51 126 51 121 51 118 54 118 59 118 67 118 67 118 67 67 67 67 67 67 67 67 59 67 59 67 59 67 54 63 51 59 51 42 51 42 51 42 51 37 51 33 54 33 59 33 67 33 67 33 67 8 67 8 67 8 67 8 25 8 25 8 25 177 25 177 25 177 25 L 177 67 Z N">
            <draw:equation draw:name="f0" draw:formula="126*logwidth/185"/>
            <draw:equation draw:name="f1" draw:formula="17*logheight/152"/>
            <draw:equation draw:name="f2" draw:formula="75*logwidth/185"/>
            <draw:equation draw:name="f3" draw:formula="0*logheight/152"/>
            <draw:equation draw:name="f4" draw:formula="8*logwidth/185"/>
            <draw:equation draw:name="f5" draw:formula="17*logheight/152"/>
            <draw:equation draw:name="f6" draw:formula="0*logwidth/185"/>
            <draw:equation draw:name="f7" draw:formula="67*logheight/152"/>
            <draw:equation draw:name="f8" draw:formula="8*logwidth/185"/>
            <draw:equation draw:name="f9" draw:formula="143*logheight/152"/>
            <draw:equation draw:name="f10" draw:formula="168*logwidth/185"/>
            <draw:equation draw:name="f11" draw:formula="152*logheight/152"/>
            <draw:equation draw:name="f12" draw:formula="177*logwidth/185"/>
            <draw:equation draw:name="f13" draw:formula="76*logheight/152"/>
            <draw:equation draw:name="f14" draw:formula="185*logwidth/185"/>
            <draw:equation draw:name="f15" draw:formula="25*logheight/152"/>
            <draw:equation draw:name="f16" draw:formula="75*logwidth/185"/>
            <draw:equation draw:name="f17" draw:formula="8*logheight/152"/>
            <draw:equation draw:name="f18" draw:formula="118*logwidth/185"/>
            <draw:equation draw:name="f19" draw:formula="17*logheight/152"/>
            <draw:equation draw:name="f20" draw:formula="75*logwidth/185"/>
            <draw:equation draw:name="f21" draw:formula="8*logheight/152"/>
            <draw:equation draw:name="f22" draw:formula="16*logwidth/185"/>
            <draw:equation draw:name="f23" draw:formula="143*logheight/152"/>
            <draw:equation draw:name="f24" draw:formula="33*logwidth/185"/>
            <draw:equation draw:name="f25" draw:formula="76*logheight/152"/>
            <draw:equation draw:name="f26" draw:formula="42*logwidth/185"/>
            <draw:equation draw:name="f27" draw:formula="93*logheight/152"/>
            <draw:equation draw:name="f28" draw:formula="67*logwidth/185"/>
            <draw:equation draw:name="f29" draw:formula="84*logheight/152"/>
            <draw:equation draw:name="f30" draw:formula="118*logwidth/185"/>
            <draw:equation draw:name="f31" draw:formula="76*logheight/152"/>
            <draw:equation draw:name="f32" draw:formula="126*logwidth/185"/>
            <draw:equation draw:name="f33" draw:formula="93*logheight/152"/>
            <draw:equation draw:name="f34" draw:formula="151*logwidth/185"/>
            <draw:equation draw:name="f35" draw:formula="84*logheight/152"/>
            <draw:equation draw:name="f36" draw:formula="168*logwidth/185"/>
            <draw:equation draw:name="f37" draw:formula="76*logheight/152"/>
            <draw:equation draw:name="f38" draw:formula="42*logwidth/185"/>
            <draw:equation draw:name="f39" draw:formula="84*logheight/152"/>
            <draw:equation draw:name="f40" draw:formula="59*logwidth/185"/>
            <draw:equation draw:name="f41" draw:formula="59*logheight/152"/>
            <draw:equation draw:name="f42" draw:formula="42*logwidth/185"/>
            <draw:equation draw:name="f43" draw:formula="84*logheight/152"/>
            <draw:equation draw:name="f44" draw:formula="126*logwidth/185"/>
            <draw:equation draw:name="f45" draw:formula="59*logheight/152"/>
            <draw:equation draw:name="f46" draw:formula="143*logwidth/185"/>
            <draw:equation draw:name="f47" draw:formula="84*logheight/152"/>
            <draw:equation draw:name="f48" draw:formula="177*logwidth/185"/>
            <draw:equation draw:name="f49" draw:formula="67*logheight/152"/>
            <draw:equation draw:name="f50" draw:formula="151*logwidth/185"/>
            <draw:equation draw:name="f51" draw:formula="59*logheight/152"/>
            <draw:equation draw:name="f52" draw:formula="126*logwidth/185"/>
            <draw:equation draw:name="f53" draw:formula="51*logheight/152"/>
            <draw:equation draw:name="f54" draw:formula="118*logwidth/185"/>
            <draw:equation draw:name="f55" draw:formula="67*logheight/152"/>
            <draw:equation draw:name="f56" draw:formula="67*logwidth/185"/>
            <draw:equation draw:name="f57" draw:formula="59*logheight/152"/>
            <draw:equation draw:name="f58" draw:formula="42*logwidth/185"/>
            <draw:equation draw:name="f59" draw:formula="51*logheight/152"/>
            <draw:equation draw:name="f60" draw:formula="33*logwidth/185"/>
            <draw:equation draw:name="f61" draw:formula="67*logheight/152"/>
            <draw:equation draw:name="f62" draw:formula="8*logwidth/185"/>
            <draw:equation draw:name="f63" draw:formula="25*logheight/152"/>
            <draw:equation draw:name="f64" draw:formula="177*logwidth/185"/>
            <draw:equation draw:name="f65" draw:formula="67*logheight/152"/>
            <draw:equation draw:name="f66" draw:formula="logwidth"/>
            <draw:equation draw:name="f67" draw:formula="logheight"/>
          </draw:enhanced-geometry>
        </draw:custom-shape>
        <draw:custom-shape draw:name="Freeform 39" draw:style-name="gr11" draw:text-style-name="P13" draw:layer="layout" svg:width="0.213cm" svg:height="0.332cm" svg:x="16.055cm" svg:y="3.771cm">
          <text:p/>
          <draw:enhanced-geometry draw:mirror-horizontal="false" draw:mirror-vertical="false" svg:viewBox="0 0 0 0" drawooo:sub-view-size="314893 605563" draw:text-areas="0 0 ?f6 ?f7" draw:type="ooxml-non-primitive" draw:enhanced-path="M 0 0 L 314893 314893 24223 605563 N">
            <draw:equation draw:name="f0" draw:formula="0*logwidth/314893"/>
            <draw:equation draw:name="f1" draw:formula="0*logheight/605563"/>
            <draw:equation draw:name="f2" draw:formula="314893*logwidth/314893"/>
            <draw:equation draw:name="f3" draw:formula="314893*logheight/605563"/>
            <draw:equation draw:name="f4" draw:formula="24223*logwidth/314893"/>
            <draw:equation draw:name="f5" draw:formula="605563*logheight/605563"/>
            <draw:equation draw:name="f6" draw:formula="logwidth"/>
            <draw:equation draw:name="f7" draw:formula="logheight"/>
          </draw:enhanced-geometry>
        </draw:custom-shape>
        <draw:custom-shape draw:name="Shape 1816" draw:style-name="gr7" draw:text-style-name="P5" draw:layer="layout" svg:width="10.043cm" svg:height="2.248cm" svg:x="13.353cm" svg:y="6.0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gr14" draw:text-style-name="P17" draw:layer="layout" svg:width="3.132cm" svg:height="2.119cm" svg:x="20.689cm" svg:y="6.317cm">
          <text:p/>
          <draw:enhanced-geometry draw:mirror-horizontal="false" draw:mirror-vertical="false" svg:viewBox="0 0 0 0" drawooo:sub-view-size="823 587" draw:text-areas="0 0 ?f10 ?f11" draw:type="ooxml-non-primitive" draw:enhanced-path="M 823 0 L 311 0 0 587 823 587 823 0 Z N">
            <draw:equation draw:name="f0" draw:formula="823*logwidth/823"/>
            <draw:equation draw:name="f1" draw:formula="0*logheight/587"/>
            <draw:equation draw:name="f2" draw:formula="311*logwidth/823"/>
            <draw:equation draw:name="f3" draw:formula="0*logheight/587"/>
            <draw:equation draw:name="f4" draw:formula="0*logwidth/823"/>
            <draw:equation draw:name="f5" draw:formula="587*logheight/587"/>
            <draw:equation draw:name="f6" draw:formula="823*logwidth/823"/>
            <draw:equation draw:name="f7" draw:formula="587*logheight/587"/>
            <draw:equation draw:name="f8" draw:formula="823*logwidth/823"/>
            <draw:equation draw:name="f9" draw:formula="0*logheight/587"/>
            <draw:equation draw:name="f10" draw:formula="logwidth"/>
            <draw:equation draw:name="f11" draw:formula="logheight"/>
          </draw:enhanced-geometry>
        </draw:custom-shape>
        <draw:custom-shape draw:name="Rectangle 43" draw:style-name="gr9" draw:text-style-name="P8" draw:layer="layout" svg:width="3.496cm" svg:height="1.645cm" svg:x="17.024cm" svg:y="6.326cm">
          <text:p text:style-name="P9"><text:span text:style-name="T5">NEW IDEOLOGY</text:span></text:p>
          <text:p text:style-name="P9"><text:span text:style-name="T6"><text:s/></text:span></text:p>
          <text:p text:style-name="P9"><text:span text:style-name="T7">All inhabitants are part of connected people and de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07" draw:style-name="gr10" draw:text-style-name="P12" draw:layer="layout" svg:width="0.895cm" svg:height="0.887cm" svg:x="14.291cm" svg:y="6.699cm">
          <text:p/>
          <draw:enhanced-geometry draw:mirror-horizontal="false" draw:mirror-vertical="false" svg:viewBox="0 0 0 0" drawooo:sub-view-size="186 184" draw:text-areas="0 0 ?f80 ?f81" draw:type="ooxml-non-primitive" draw:enhanced-path="M 68 125 C 118 125 118 125 118 125 123 125 127 121 127 116 127 108 127 108 127 108 127 103 123 99 118 99 68 99 68 99 68 99 63 99 59 103 59 108 59 116 59 116 59 116 59 121 63 125 68 125 Z M 68 108 C 118 108 118 108 118 108 118 116 118 116 118 116 68 116 68 116 68 116 L 68 108 Z M 177 49 C 161 49 161 49 161 49 155 29 155 29 155 29 153 20 144 15 135 18 109 24 109 24 109 24 74 4 74 4 74 4 66 0 56 3 51 11 29 49 29 49 29 49 8 49 8 49 8 49 4 49 0 52 0 57 0 74 0 74 0 74 0 79 4 82 8 82 17 82 17 82 17 82 17 175 17 175 17 175 17 180 21 184 25 184 160 184 160 184 160 184 165 184 169 180 169 175 169 82 169 82 169 82 177 82 177 82 177 82 182 82 186 79 186 74 186 57 186 57 186 57 186 52 182 49 177 49 Z M 137 26 C 141 24 146 27 147 32 152 49 152 49 152 49 151 49 151 49 151 49 140 42 140 42 140 42 141 42 141 42 141 42 139 34 139 34 139 34 131 36 131 36 131 36 131 37 131 37 131 37 121 31 121 31 121 31 121 30 121 30 121 30 L 137 26 Z M 134 49 C 78 49 78 49 78 49 92 24 92 24 92 24 L 134 49 Z M 59 15 C 61 11 66 9 70 12 85 20 85 20 85 20 68 49 68 49 68 49 50 49 50 49 50 49 49 48 49 48 49 48 49 49 49 49 49 49 39 49 39 49 39 49 L 59 15 Z M 160 175 C 25 175 25 175 25 175 25 82 25 82 25 82 160 82 160 82 160 82 L 160 175 Z M 177 74 C 8 74 8 74 8 74 8 57 8 57 8 57 177 57 177 57 177 57 L 177 74 Z M 65 38 C 57 34 57 34 57 34 53 41 53 41 53 41 61 45 61 45 61 45 L 65 38 Z M 73 23 C 66 19 66 19 66 19 62 26 62 26 62 26 69 31 69 31 69 31 L 73 23 Z N">
            <draw:equation draw:name="f0" draw:formula="118*logwidth/186"/>
            <draw:equation draw:name="f1" draw:formula="125*logheight/184"/>
            <draw:equation draw:name="f2" draw:formula="127*logwidth/186"/>
            <draw:equation draw:name="f3" draw:formula="108*logheight/184"/>
            <draw:equation draw:name="f4" draw:formula="68*logwidth/186"/>
            <draw:equation draw:name="f5" draw:formula="99*logheight/184"/>
            <draw:equation draw:name="f6" draw:formula="59*logwidth/186"/>
            <draw:equation draw:name="f7" draw:formula="116*logheight/184"/>
            <draw:equation draw:name="f8" draw:formula="68*logwidth/186"/>
            <draw:equation draw:name="f9" draw:formula="108*logheight/184"/>
            <draw:equation draw:name="f10" draw:formula="118*logwidth/186"/>
            <draw:equation draw:name="f11" draw:formula="116*logheight/184"/>
            <draw:equation draw:name="f12" draw:formula="68*logwidth/186"/>
            <draw:equation draw:name="f13" draw:formula="108*logheight/184"/>
            <draw:equation draw:name="f14" draw:formula="161*logwidth/186"/>
            <draw:equation draw:name="f15" draw:formula="49*logheight/184"/>
            <draw:equation draw:name="f16" draw:formula="135*logwidth/186"/>
            <draw:equation draw:name="f17" draw:formula="18*logheight/184"/>
            <draw:equation draw:name="f18" draw:formula="74*logwidth/186"/>
            <draw:equation draw:name="f19" draw:formula="4*logheight/184"/>
            <draw:equation draw:name="f20" draw:formula="29*logwidth/186"/>
            <draw:equation draw:name="f21" draw:formula="49*logheight/184"/>
            <draw:equation draw:name="f22" draw:formula="0*logwidth/186"/>
            <draw:equation draw:name="f23" draw:formula="57*logheight/184"/>
            <draw:equation draw:name="f24" draw:formula="8*logwidth/186"/>
            <draw:equation draw:name="f25" draw:formula="82*logheight/184"/>
            <draw:equation draw:name="f26" draw:formula="17*logwidth/186"/>
            <draw:equation draw:name="f27" draw:formula="175*logheight/184"/>
            <draw:equation draw:name="f28" draw:formula="160*logwidth/186"/>
            <draw:equation draw:name="f29" draw:formula="184*logheight/184"/>
            <draw:equation draw:name="f30" draw:formula="169*logwidth/186"/>
            <draw:equation draw:name="f31" draw:formula="82*logheight/184"/>
            <draw:equation draw:name="f32" draw:formula="186*logwidth/186"/>
            <draw:equation draw:name="f33" draw:formula="74*logheight/184"/>
            <draw:equation draw:name="f34" draw:formula="177*logwidth/186"/>
            <draw:equation draw:name="f35" draw:formula="49*logheight/184"/>
            <draw:equation draw:name="f36" draw:formula="147*logwidth/186"/>
            <draw:equation draw:name="f37" draw:formula="32*logheight/184"/>
            <draw:equation draw:name="f38" draw:formula="151*logwidth/186"/>
            <draw:equation draw:name="f39" draw:formula="49*logheight/184"/>
            <draw:equation draw:name="f40" draw:formula="141*logwidth/186"/>
            <draw:equation draw:name="f41" draw:formula="42*logheight/184"/>
            <draw:equation draw:name="f42" draw:formula="131*logwidth/186"/>
            <draw:equation draw:name="f43" draw:formula="36*logheight/184"/>
            <draw:equation draw:name="f44" draw:formula="121*logwidth/186"/>
            <draw:equation draw:name="f45" draw:formula="31*logheight/184"/>
            <draw:equation draw:name="f46" draw:formula="137*logwidth/186"/>
            <draw:equation draw:name="f47" draw:formula="26*logheight/184"/>
            <draw:equation draw:name="f48" draw:formula="78*logwidth/186"/>
            <draw:equation draw:name="f49" draw:formula="49*logheight/184"/>
            <draw:equation draw:name="f50" draw:formula="134*logwidth/186"/>
            <draw:equation draw:name="f51" draw:formula="49*logheight/184"/>
            <draw:equation draw:name="f52" draw:formula="70*logwidth/186"/>
            <draw:equation draw:name="f53" draw:formula="12*logheight/184"/>
            <draw:equation draw:name="f54" draw:formula="68*logwidth/186"/>
            <draw:equation draw:name="f55" draw:formula="49*logheight/184"/>
            <draw:equation draw:name="f56" draw:formula="49*logwidth/186"/>
            <draw:equation draw:name="f57" draw:formula="48*logheight/184"/>
            <draw:equation draw:name="f58" draw:formula="39*logwidth/186"/>
            <draw:equation draw:name="f59" draw:formula="49*logheight/184"/>
            <draw:equation draw:name="f60" draw:formula="160*logwidth/186"/>
            <draw:equation draw:name="f61" draw:formula="175*logheight/184"/>
            <draw:equation draw:name="f62" draw:formula="25*logwidth/186"/>
            <draw:equation draw:name="f63" draw:formula="82*logheight/184"/>
            <draw:equation draw:name="f64" draw:formula="160*logwidth/186"/>
            <draw:equation draw:name="f65" draw:formula="175*logheight/184"/>
            <draw:equation draw:name="f66" draw:formula="8*logwidth/186"/>
            <draw:equation draw:name="f67" draw:formula="74*logheight/184"/>
            <draw:equation draw:name="f68" draw:formula="177*logwidth/186"/>
            <draw:equation draw:name="f69" draw:formula="57*logheight/184"/>
            <draw:equation draw:name="f70" draw:formula="65*logwidth/186"/>
            <draw:equation draw:name="f71" draw:formula="38*logheight/184"/>
            <draw:equation draw:name="f72" draw:formula="53*logwidth/186"/>
            <draw:equation draw:name="f73" draw:formula="41*logheight/184"/>
            <draw:equation draw:name="f74" draw:formula="65*logwidth/186"/>
            <draw:equation draw:name="f75" draw:formula="38*logheight/184"/>
            <draw:equation draw:name="f76" draw:formula="66*logwidth/186"/>
            <draw:equation draw:name="f77" draw:formula="19*logheight/184"/>
            <draw:equation draw:name="f78" draw:formula="69*logwidth/186"/>
            <draw:equation draw:name="f79" draw:formula="31*logheight/184"/>
            <draw:equation draw:name="f80" draw:formula="logwidth"/>
            <draw:equation draw:name="f81" draw:formula="logheight"/>
          </draw:enhanced-geometry>
        </draw:custom-shape>
        <draw:custom-shape draw:name="Rectangle 45" draw:style-name="gr3" draw:text-style-name="P8" draw:layer="layout" svg:width="1.481cm" svg:height="1.098cm" svg:x="22.149cm" svg:y="6.576cm">
          <text:p text:style-name="P7"><text:span text:style-name="T3">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3" draw:text-style-name="P8" draw:layer="layout" svg:width="2.239cm" svg:height="0.695cm" svg:x="21.381cm" svg:y="7.388cm">
          <text:p text:style-name="P7"><text:span text:style-name="T4">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7" draw:style-name="gr11" draw:text-style-name="P13" draw:layer="layout" svg:width="0.212cm" svg:height="0.33cm" svg:x="16.035cm" svg:y="6.959cm">
          <text:p/>
          <draw:enhanced-geometry draw:mirror-horizontal="false" draw:mirror-vertical="false" svg:viewBox="0 0 0 0" drawooo:sub-view-size="314893 605563" draw:text-areas="0 0 ?f6 ?f7" draw:type="ooxml-non-primitive" draw:enhanced-path="M 0 0 L 314893 314893 24223 605563 N">
            <draw:equation draw:name="f0" draw:formula="0*logwidth/314893"/>
            <draw:equation draw:name="f1" draw:formula="0*logheight/605563"/>
            <draw:equation draw:name="f2" draw:formula="314893*logwidth/314893"/>
            <draw:equation draw:name="f3" draw:formula="314893*logheight/605563"/>
            <draw:equation draw:name="f4" draw:formula="24223*logwidth/314893"/>
            <draw:equation draw:name="f5" draw:formula="605563*logheight/605563"/>
            <draw:equation draw:name="f6" draw:formula="logwidth"/>
            <draw:equation draw:name="f7" draw:formula="logheight"/>
          </draw:enhanced-geometry>
        </draw:custom-shape>
        <draw:custom-shape draw:name="Shape 1816" draw:style-name="gr7" draw:text-style-name="P5" draw:layer="layout" svg:width="10.045cm" svg:height="2.249cm" svg:x="13.35cm" svg:y="9.2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gr15" draw:text-style-name="P18" draw:layer="layout" svg:width="3.133cm" svg:height="2.12cm" svg:x="20.688cm" svg:y="9.553cm">
          <text:p/>
          <draw:enhanced-geometry draw:mirror-horizontal="false" draw:mirror-vertical="false" svg:viewBox="0 0 0 0" drawooo:sub-view-size="823 587" draw:text-areas="0 0 ?f10 ?f11" draw:type="ooxml-non-primitive" draw:enhanced-path="M 823 0 L 311 0 0 587 823 587 823 0 Z N">
            <draw:equation draw:name="f0" draw:formula="823*logwidth/823"/>
            <draw:equation draw:name="f1" draw:formula="0*logheight/587"/>
            <draw:equation draw:name="f2" draw:formula="311*logwidth/823"/>
            <draw:equation draw:name="f3" draw:formula="0*logheight/587"/>
            <draw:equation draw:name="f4" draw:formula="0*logwidth/823"/>
            <draw:equation draw:name="f5" draw:formula="587*logheight/587"/>
            <draw:equation draw:name="f6" draw:formula="823*logwidth/823"/>
            <draw:equation draw:name="f7" draw:formula="587*logheight/587"/>
            <draw:equation draw:name="f8" draw:formula="823*logwidth/823"/>
            <draw:equation draw:name="f9" draw:formula="0*logheight/587"/>
            <draw:equation draw:name="f10" draw:formula="logwidth"/>
            <draw:equation draw:name="f11" draw:formula="logheight"/>
          </draw:enhanced-geometry>
        </draw:custom-shape>
        <draw:custom-shape draw:name="Rectangle 51" draw:style-name="gr9" draw:text-style-name="P8" draw:layer="layout" svg:width="3.497cm" svg:height="1.645cm" svg:x="17.022cm" svg:y="9.563cm">
          <text:p text:style-name="P9"><text:span text:style-name="T5">SUCCESS ACHIEVE</text:span></text:p>
          <text:p text:style-name="P9"><text:span text:style-name="T6"><text:s/></text:span></text:p>
          <text:p text:style-name="P9"><text:span text:style-name="T7">All inhabitants are part of connected people and de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24" draw:style-name="gr10" draw:text-style-name="P12" draw:layer="layout" svg:width="0.813cm" svg:height="0.811cm" svg:x="14.373cm" svg:y="9.938cm">
          <text:p/>
          <draw:enhanced-geometry draw:mirror-horizontal="false" draw:mirror-vertical="false" svg:viewBox="0 0 0 0" drawooo:sub-view-size="186 185" draw:text-areas="0 0 ?f114 ?f115" draw:type="ooxml-non-primitive" draw:enhanced-path="M 41 125 C 45 121 45 121 45 121 46 120 46 119 46 118 46 116 44 114 42 114 41 114 40 114 39 115 35 119 35 119 35 119 34 120 34 121 34 122 34 124 36 126 38 126 39 126 40 126 41 125 Z M 67 122 C 67 120 66 118 63 118 62 118 61 118 60 119 18 161 18 161 18 161 17 162 17 163 17 164 17 167 19 168 21 168 22 168 23 168 24 167 66 125 66 125 66 125 67 124 67 123 67 122 Z M 186 4 C 186 2 184 0 181 0 181 0 180 0 180 0 180 0 180 0 180 0 3 76 3 76 3 76 3 76 3 76 2 76 2 76 2 76 2 76 2 76 2 76 2 76 1 77 0 78 0 80 0 82 1 83 3 84 3 84 3 84 3 84 73 113 73 113 73 113 101 182 101 182 101 182 101 182 101 182 101 182 102 184 103 185 105 185 107 185 109 184 109 183 109 183 109 183 109 183 109 183 109 183 109 183 109 183 109 183 109 183 185 6 185 6 185 6 185 6 185 6 185 6 185 5 186 5 186 4 Z M 15 80 C 163 16 163 16 163 16 75 104 75 104 75 104 L 15 80 Z M 105 170 C 81 110 81 110 81 110 169 22 169 22 169 22 L 105 170 Z M 67 139 C 66 139 65 139 64 140 52 153 52 153 52 153 51 154 51 155 51 156 51 158 52 160 55 160 56 160 57 160 58 159 70 146 70 146 70 146 71 145 72 144 72 143 72 141 70 139 67 139 Z N">
            <draw:equation draw:name="f0" draw:formula="41*logwidth/186"/>
            <draw:equation draw:name="f1" draw:formula="125*logheight/185"/>
            <draw:equation draw:name="f2" draw:formula="45*logwidth/186"/>
            <draw:equation draw:name="f3" draw:formula="121*logheight/185"/>
            <draw:equation draw:name="f4" draw:formula="46*logwidth/186"/>
            <draw:equation draw:name="f5" draw:formula="118*logheight/185"/>
            <draw:equation draw:name="f6" draw:formula="42*logwidth/186"/>
            <draw:equation draw:name="f7" draw:formula="114*logheight/185"/>
            <draw:equation draw:name="f8" draw:formula="39*logwidth/186"/>
            <draw:equation draw:name="f9" draw:formula="115*logheight/185"/>
            <draw:equation draw:name="f10" draw:formula="35*logwidth/186"/>
            <draw:equation draw:name="f11" draw:formula="119*logheight/185"/>
            <draw:equation draw:name="f12" draw:formula="34*logwidth/186"/>
            <draw:equation draw:name="f13" draw:formula="122*logheight/185"/>
            <draw:equation draw:name="f14" draw:formula="38*logwidth/186"/>
            <draw:equation draw:name="f15" draw:formula="126*logheight/185"/>
            <draw:equation draw:name="f16" draw:formula="41*logwidth/186"/>
            <draw:equation draw:name="f17" draw:formula="125*logheight/185"/>
            <draw:equation draw:name="f18" draw:formula="67*logwidth/186"/>
            <draw:equation draw:name="f19" draw:formula="122*logheight/185"/>
            <draw:equation draw:name="f20" draw:formula="63*logwidth/186"/>
            <draw:equation draw:name="f21" draw:formula="118*logheight/185"/>
            <draw:equation draw:name="f22" draw:formula="60*logwidth/186"/>
            <draw:equation draw:name="f23" draw:formula="119*logheight/185"/>
            <draw:equation draw:name="f24" draw:formula="18*logwidth/186"/>
            <draw:equation draw:name="f25" draw:formula="161*logheight/185"/>
            <draw:equation draw:name="f26" draw:formula="17*logwidth/186"/>
            <draw:equation draw:name="f27" draw:formula="164*logheight/185"/>
            <draw:equation draw:name="f28" draw:formula="21*logwidth/186"/>
            <draw:equation draw:name="f29" draw:formula="168*logheight/185"/>
            <draw:equation draw:name="f30" draw:formula="24*logwidth/186"/>
            <draw:equation draw:name="f31" draw:formula="167*logheight/185"/>
            <draw:equation draw:name="f32" draw:formula="66*logwidth/186"/>
            <draw:equation draw:name="f33" draw:formula="125*logheight/185"/>
            <draw:equation draw:name="f34" draw:formula="67*logwidth/186"/>
            <draw:equation draw:name="f35" draw:formula="122*logheight/185"/>
            <draw:equation draw:name="f36" draw:formula="186*logwidth/186"/>
            <draw:equation draw:name="f37" draw:formula="4*logheight/185"/>
            <draw:equation draw:name="f38" draw:formula="181*logwidth/186"/>
            <draw:equation draw:name="f39" draw:formula="0*logheight/185"/>
            <draw:equation draw:name="f40" draw:formula="180*logwidth/186"/>
            <draw:equation draw:name="f41" draw:formula="0*logheight/185"/>
            <draw:equation draw:name="f42" draw:formula="180*logwidth/186"/>
            <draw:equation draw:name="f43" draw:formula="0*logheight/185"/>
            <draw:equation draw:name="f44" draw:formula="3*logwidth/186"/>
            <draw:equation draw:name="f45" draw:formula="76*logheight/185"/>
            <draw:equation draw:name="f46" draw:formula="2*logwidth/186"/>
            <draw:equation draw:name="f47" draw:formula="76*logheight/185"/>
            <draw:equation draw:name="f48" draw:formula="2*logwidth/186"/>
            <draw:equation draw:name="f49" draw:formula="76*logheight/185"/>
            <draw:equation draw:name="f50" draw:formula="2*logwidth/186"/>
            <draw:equation draw:name="f51" draw:formula="76*logheight/185"/>
            <draw:equation draw:name="f52" draw:formula="0*logwidth/186"/>
            <draw:equation draw:name="f53" draw:formula="80*logheight/185"/>
            <draw:equation draw:name="f54" draw:formula="3*logwidth/186"/>
            <draw:equation draw:name="f55" draw:formula="84*logheight/185"/>
            <draw:equation draw:name="f56" draw:formula="3*logwidth/186"/>
            <draw:equation draw:name="f57" draw:formula="84*logheight/185"/>
            <draw:equation draw:name="f58" draw:formula="73*logwidth/186"/>
            <draw:equation draw:name="f59" draw:formula="113*logheight/185"/>
            <draw:equation draw:name="f60" draw:formula="101*logwidth/186"/>
            <draw:equation draw:name="f61" draw:formula="182*logheight/185"/>
            <draw:equation draw:name="f62" draw:formula="101*logwidth/186"/>
            <draw:equation draw:name="f63" draw:formula="182*logheight/185"/>
            <draw:equation draw:name="f64" draw:formula="105*logwidth/186"/>
            <draw:equation draw:name="f65" draw:formula="185*logheight/185"/>
            <draw:equation draw:name="f66" draw:formula="109*logwidth/186"/>
            <draw:equation draw:name="f67" draw:formula="183*logheight/185"/>
            <draw:equation draw:name="f68" draw:formula="109*logwidth/186"/>
            <draw:equation draw:name="f69" draw:formula="183*logheight/185"/>
            <draw:equation draw:name="f70" draw:formula="109*logwidth/186"/>
            <draw:equation draw:name="f71" draw:formula="183*logheight/185"/>
            <draw:equation draw:name="f72" draw:formula="109*logwidth/186"/>
            <draw:equation draw:name="f73" draw:formula="183*logheight/185"/>
            <draw:equation draw:name="f74" draw:formula="185*logwidth/186"/>
            <draw:equation draw:name="f75" draw:formula="6*logheight/185"/>
            <draw:equation draw:name="f76" draw:formula="185*logwidth/186"/>
            <draw:equation draw:name="f77" draw:formula="6*logheight/185"/>
            <draw:equation draw:name="f78" draw:formula="186*logwidth/186"/>
            <draw:equation draw:name="f79" draw:formula="4*logheight/185"/>
            <draw:equation draw:name="f80" draw:formula="15*logwidth/186"/>
            <draw:equation draw:name="f81" draw:formula="80*logheight/185"/>
            <draw:equation draw:name="f82" draw:formula="163*logwidth/186"/>
            <draw:equation draw:name="f83" draw:formula="16*logheight/185"/>
            <draw:equation draw:name="f84" draw:formula="75*logwidth/186"/>
            <draw:equation draw:name="f85" draw:formula="104*logheight/185"/>
            <draw:equation draw:name="f86" draw:formula="15*logwidth/186"/>
            <draw:equation draw:name="f87" draw:formula="80*logheight/185"/>
            <draw:equation draw:name="f88" draw:formula="105*logwidth/186"/>
            <draw:equation draw:name="f89" draw:formula="170*logheight/185"/>
            <draw:equation draw:name="f90" draw:formula="81*logwidth/186"/>
            <draw:equation draw:name="f91" draw:formula="110*logheight/185"/>
            <draw:equation draw:name="f92" draw:formula="169*logwidth/186"/>
            <draw:equation draw:name="f93" draw:formula="22*logheight/185"/>
            <draw:equation draw:name="f94" draw:formula="105*logwidth/186"/>
            <draw:equation draw:name="f95" draw:formula="170*logheight/185"/>
            <draw:equation draw:name="f96" draw:formula="67*logwidth/186"/>
            <draw:equation draw:name="f97" draw:formula="139*logheight/185"/>
            <draw:equation draw:name="f98" draw:formula="64*logwidth/186"/>
            <draw:equation draw:name="f99" draw:formula="140*logheight/185"/>
            <draw:equation draw:name="f100" draw:formula="52*logwidth/186"/>
            <draw:equation draw:name="f101" draw:formula="153*logheight/185"/>
            <draw:equation draw:name="f102" draw:formula="51*logwidth/186"/>
            <draw:equation draw:name="f103" draw:formula="156*logheight/185"/>
            <draw:equation draw:name="f104" draw:formula="55*logwidth/186"/>
            <draw:equation draw:name="f105" draw:formula="160*logheight/185"/>
            <draw:equation draw:name="f106" draw:formula="58*logwidth/186"/>
            <draw:equation draw:name="f107" draw:formula="159*logheight/185"/>
            <draw:equation draw:name="f108" draw:formula="70*logwidth/186"/>
            <draw:equation draw:name="f109" draw:formula="146*logheight/185"/>
            <draw:equation draw:name="f110" draw:formula="72*logwidth/186"/>
            <draw:equation draw:name="f111" draw:formula="143*logheight/185"/>
            <draw:equation draw:name="f112" draw:formula="67*logwidth/186"/>
            <draw:equation draw:name="f113" draw:formula="139*logheight/185"/>
            <draw:equation draw:name="f114" draw:formula="logwidth"/>
            <draw:equation draw:name="f115" draw:formula="logheight"/>
          </draw:enhanced-geometry>
        </draw:custom-shape>
        <draw:custom-shape draw:name="Rectangle 53" draw:style-name="gr3" draw:text-style-name="P8" draw:layer="layout" svg:width="1.481cm" svg:height="1.098cm" svg:x="22.131cm" svg:y="9.795cm">
          <text:p text:style-name="P7"><text:span text:style-name="T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3" draw:text-style-name="P8" draw:layer="layout" svg:width="2.239cm" svg:height="0.695cm" svg:x="21.381cm" svg:y="10.607cm">
          <text:p text:style-name="P7"><text:span text:style-name="T4">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5" draw:style-name="gr11" draw:text-style-name="P13" draw:layer="layout" svg:width="0.212cm" svg:height="0.33cm" svg:x="16.037cm" svg:y="10.179cm">
          <text:p/>
          <draw:enhanced-geometry draw:mirror-horizontal="false" draw:mirror-vertical="false" svg:viewBox="0 0 0 0" drawooo:sub-view-size="314893 605563" draw:text-areas="0 0 ?f6 ?f7" draw:type="ooxml-non-primitive" draw:enhanced-path="M 0 0 L 314893 314893 24223 605563 N">
            <draw:equation draw:name="f0" draw:formula="0*logwidth/314893"/>
            <draw:equation draw:name="f1" draw:formula="0*logheight/605563"/>
            <draw:equation draw:name="f2" draw:formula="314893*logwidth/314893"/>
            <draw:equation draw:name="f3" draw:formula="314893*logheight/605563"/>
            <draw:equation draw:name="f4" draw:formula="24223*logwidth/314893"/>
            <draw:equation draw:name="f5" draw:formula="605563*logheight/605563"/>
            <draw:equation draw:name="f6" draw:formula="logwidth"/>
            <draw:equation draw:name="f7" draw:formula="logheight"/>
          </draw:enhanced-geometry>
        </draw:custom-shape>
        <anim:par presentation:node-type="timing-root">
          <anim:par smil:begin="id1.begin">
            <anim:transitionFilter smil:dur="1s" smil:type="pushWipe" smil:subtype="fromBottom"/>
          </anim:par>
          <anim:seq smil:dur="0s" presentation:node-type="main-sequence"/>
        </anim:par>
        <presentation:notes draw:style-name="dp2">
          <draw:page-thumbnail draw:style-name="gr16" draw:layer="layout" svg:width="19.798cm" svg:height="11.136cm" svg:x="0.6cm" svg:y="2.257cm" draw:page-number="1" presentation:class="page"/>
          <draw:frame presentation:style-name="pr3" draw:text-style-name="P1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Calibri2" svg:font-family="Calibri"/>
    <style:font-face style:name="Raleway3" svg:font-family="Raleway"/>
    <style:font-face style:name="Calibri1" svg:font-family="Calibri" style:font-pitch="variable"/>
    <style:font-face style:name="Liberation Sans2" svg:font-family="'Liberation Sans'" style:font-pitch="variable"/>
    <style:font-face style:name="Liberation Serif1" svg:font-family="'Liberation Serif'" style:font-pitch="variable"/>
    <style:font-face style:name="Lohit Devanagari1" svg:font-family="'Lohit Devanagari'" style:font-pitch="variable"/>
    <style:font-face style:name="Raleway2" svg:font-family="Raleway"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Raleway" svg:font-family="Raleway" style:font-family-generic="roman" style:font-pitch="variable"/>
    <style:font-face style:name="Calibri Light" svg:font-family="'Calibri Light'"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iberation Serif2" svg:font-family="'Liberation Serif'" style:font-family-generic="swiss" style:font-pitch="variable"/>
    <style:font-face style:name="Raleway1" svg:font-family="Raleway"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leway4" svg:font-family="Raleway"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and_20_Footer-background" style:display-name="Title and Footer-background" style:family="presentation">
      <style:graphic-properties draw:stroke="none" draw:fill="solid" draw:fill-color="#ffffff"/>
      <style:text-properties style:letter-kerning="true"/>
    </style:style>
    <style:style style:name="Title_20_and_20_Footer-backgroundobjects" style:display-name="Title and Footer-backgroundobjects" style:family="presentation">
      <style:graphic-properties draw:textarea-horizontal-align="justify" draw:shadow="hidden" draw:shadow-offset-x="0.2cm" draw:shadow-offset-y="0.2cm" draw:shadow-color="#808080"/>
      <style:text-properties style:letter-kerning="true"/>
    </style:style>
    <style:style style:name="Title_20_and_20_Footer-notes" style:display-name="Title and Foot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Footer-outline1" style:display-name="Title and Footer-outline1" style:family="presentation">
      <style:graphic-properties draw:stroke="none" draw:fill="none" draw:auto-grow-height="false" draw:fit-to-size="false" style:shrink-to-fit="true">
        <text:list-style style:name="Title_20_and_20_Footer-outline1" style:display-name="Title and Foo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Raleway3" fo:font-family="Raleway"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Raleway3" style:font-family-complex="Raleway" style:font-size-complex="24pt" style:font-style-complex="normal" style:font-weight-complex="normal" style:text-emphasize="none" style:font-relief="none" style:text-overline-style="none" style:text-overline-color="font-color" fo:hyphenate="false"/>
    </style:style>
    <style:style style:name="Title_20_and_20_Footer-outline2" style:display-name="Title and Footer-outline2" style:family="presentation" style:parent-style-name="Title_20_and_20_Footer-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Raleway3" fo:font-family="Raleway" fo:font-size="18pt" fo:letter-spacing="normal" fo:font-style="normal" style:text-underline-style="none" fo:font-weight="normal" style:font-size-asian="18pt" style:font-style-asian="normal" style:font-weight-asian="normal" style:font-name-complex="Raleway3" style:font-family-complex="Raleway" style:font-size-complex="18pt" style:font-style-complex="normal" style:font-weight-complex="normal" fo:hyphenate="false"/>
    </style:style>
    <style:style style:name="Title_20_and_20_Footer-outline3" style:display-name="Title and Footer-outline3" style:family="presentation" style:parent-style-name="Title_20_and_20_Footer-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Raleway3" fo:font-family="Raleway" fo:font-size="16pt" fo:letter-spacing="normal" fo:font-style="normal" style:text-underline-style="none" fo:font-weight="normal" style:font-size-asian="16pt" style:font-style-asian="normal" style:font-weight-asian="normal" style:font-name-complex="Raleway3" style:font-family-complex="Raleway" style:font-size-complex="16pt" style:font-style-complex="normal" style:font-weight-complex="normal" fo:hyphenate="false"/>
    </style:style>
    <style:style style:name="Title_20_and_20_Footer-outline4" style:display-name="Title and Footer-outline4" style:family="presentation" style:parent-style-name="Title_20_and_20_Footer-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Raleway3" fo:font-family="Raleway" fo:font-size="16pt" fo:letter-spacing="normal" fo:font-style="normal" style:text-underline-style="none" fo:font-weight="normal" style:font-size-asian="16pt" style:font-style-asian="normal" style:font-weight-asian="normal" style:font-name-complex="Raleway3" style:font-family-complex="Raleway" style:font-size-complex="16pt" style:font-style-complex="normal" style:font-weight-complex="normal" fo:hyphenate="false"/>
    </style:style>
    <style:style style:name="Title_20_and_20_Footer-outline5" style:display-name="Title and Footer-outline5" style:family="presentation" style:parent-style-name="Title_20_and_20_Footer-outline4">
      <style:paragraph-properties fo:margin-top="0.1cm" fo:margin-bottom="0cm"/>
      <style:text-properties fo:font-size="20pt" style:font-size-asian="20pt" style:font-size-complex="20pt"/>
    </style:style>
    <style:style style:name="Title_20_and_20_Footer-outline6" style:display-name="Title and Footer-outline6" style:family="presentation" style:parent-style-name="Title_20_and_20_Footer-outline5">
      <style:paragraph-properties fo:margin-top="0.1cm" fo:margin-bottom="0cm"/>
      <style:text-properties fo:font-size="20pt" style:font-size-asian="20pt" style:font-size-complex="20pt"/>
    </style:style>
    <style:style style:name="Title_20_and_20_Footer-outline7" style:display-name="Title and Footer-outline7" style:family="presentation" style:parent-style-name="Title_20_and_20_Footer-outline6">
      <style:paragraph-properties fo:margin-top="0.1cm" fo:margin-bottom="0cm"/>
      <style:text-properties fo:font-size="20pt" style:font-size-asian="20pt" style:font-size-complex="20pt"/>
    </style:style>
    <style:style style:name="Title_20_and_20_Footer-outline8" style:display-name="Title and Footer-outline8" style:family="presentation" style:parent-style-name="Title_20_and_20_Footer-outline7">
      <style:paragraph-properties fo:margin-top="0.1cm" fo:margin-bottom="0cm"/>
      <style:text-properties fo:font-size="20pt" style:font-size-asian="20pt" style:font-size-complex="20pt"/>
    </style:style>
    <style:style style:name="Title_20_and_20_Footer-outline9" style:display-name="Title and Footer-outline9" style:family="presentation" style:parent-style-name="Title_20_and_20_Footer-outline8">
      <style:paragraph-properties fo:margin-top="0.1cm" fo:margin-bottom="0cm"/>
      <style:text-properties fo:font-size="20pt" style:font-size-asian="20pt" style:font-size-complex="20pt"/>
    </style:style>
    <style:style style:name="Title_20_and_20_Footer-subtitle" style:display-name="Title and Footer-subtitle" style:family="presentation">
      <style:graphic-properties draw:stroke="none" draw:fill="none" draw:textarea-vertical-align="middle">
        <text:list-style style:name="Title_20_and_20_Footer-subtitle" style:display-name="Title and Foo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Footer-title" style:display-name="Title and Footer-title" style:family="presentation">
      <style:graphic-properties draw:stroke="none" draw:fill="none" draw:textarea-vertical-align="middle">
        <text:list-style style:name="Title_20_and_20_Footer-title" style:display-name="Title and Foo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Raleway3" style:font-family-complex="Raleway" style:font-size-complex="18pt" style:font-style-complex="normal" style:font-weight-complex="normal" style:text-emphasize="none" style:font-relief="none" style:text-overline-style="none" style:text-overline-color="font-color" fo:hyphenate="false"/>
    </style:style>
    <style:style style:name="FullScreen_5f_Img-background" style:display-name="FullScreen_Img-background" style:family="presentation">
      <style:graphic-properties draw:stroke="none" draw:fill="solid" draw:fill-color="#ffffff"/>
      <style:text-properties style:letter-kerning="true"/>
    </style:style>
    <style:style style:name="FullScreen_5f_Img-backgroundobjects" style:display-name="FullScreen_Img-backgroundobjects" style:family="presentation">
      <style:graphic-properties draw:textarea-horizontal-align="justify" draw:shadow="hidden" draw:shadow-offset-x="0.2cm" draw:shadow-offset-y="0.2cm" draw:shadow-color="#808080"/>
      <style:text-properties style:letter-kerning="true"/>
    </style:style>
    <style:style style:name="FullScreen_5f_Img-notes" style:display-name="FullScreen_Img-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ullScreen_5f_Img-outline1" style:display-name="FullScreen_Img-outline1" style:family="presentation">
      <style:graphic-properties draw:stroke="none" draw:fill="none" draw:auto-grow-height="false" draw:fit-to-size="false" style:shrink-to-fit="true">
        <text:list-style style:name="FullScreen_5f_Img-outline1" style:display-name="FullScreen_Im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Raleway3" fo:font-family="Raleway"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Raleway3" style:font-family-complex="Raleway" style:font-size-complex="24pt" style:font-style-complex="normal" style:font-weight-complex="normal" style:text-emphasize="none" style:font-relief="none" style:text-overline-style="none" style:text-overline-color="font-color" fo:hyphenate="false"/>
    </style:style>
    <style:style style:name="FullScreen_5f_Img-outline2" style:display-name="FullScreen_Img-outline2" style:family="presentation" style:parent-style-name="FullScreen_5f_Img-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Raleway3" fo:font-family="Raleway" fo:font-size="18pt" fo:letter-spacing="normal" fo:font-style="normal" style:text-underline-style="none" fo:font-weight="normal" style:font-size-asian="18pt" style:font-style-asian="normal" style:font-weight-asian="normal" style:font-name-complex="Raleway3" style:font-family-complex="Raleway" style:font-size-complex="18pt" style:font-style-complex="normal" style:font-weight-complex="normal" fo:hyphenate="false"/>
    </style:style>
    <style:style style:name="FullScreen_5f_Img-outline3" style:display-name="FullScreen_Img-outline3" style:family="presentation" style:parent-style-name="FullScreen_5f_Img-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Raleway3" fo:font-family="Raleway" fo:font-size="16pt" fo:letter-spacing="normal" fo:font-style="normal" style:text-underline-style="none" fo:font-weight="normal" style:font-size-asian="16pt" style:font-style-asian="normal" style:font-weight-asian="normal" style:font-name-complex="Raleway3" style:font-family-complex="Raleway" style:font-size-complex="16pt" style:font-style-complex="normal" style:font-weight-complex="normal" fo:hyphenate="false"/>
    </style:style>
    <style:style style:name="FullScreen_5f_Img-outline4" style:display-name="FullScreen_Img-outline4" style:family="presentation" style:parent-style-name="FullScreen_5f_Img-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Raleway3" fo:font-family="Raleway" fo:font-size="16pt" fo:letter-spacing="normal" fo:font-style="normal" style:text-underline-style="none" fo:font-weight="normal" style:font-size-asian="16pt" style:font-style-asian="normal" style:font-weight-asian="normal" style:font-name-complex="Raleway3" style:font-family-complex="Raleway" style:font-size-complex="16pt" style:font-style-complex="normal" style:font-weight-complex="normal" fo:hyphenate="false"/>
    </style:style>
    <style:style style:name="FullScreen_5f_Img-outline5" style:display-name="FullScreen_Img-outline5" style:family="presentation" style:parent-style-name="FullScreen_5f_Img-outline4">
      <style:paragraph-properties fo:margin-top="0.1cm" fo:margin-bottom="0cm"/>
      <style:text-properties fo:font-size="20pt" style:font-size-asian="20pt" style:font-size-complex="20pt"/>
    </style:style>
    <style:style style:name="FullScreen_5f_Img-outline6" style:display-name="FullScreen_Img-outline6" style:family="presentation" style:parent-style-name="FullScreen_5f_Img-outline5">
      <style:paragraph-properties fo:margin-top="0.1cm" fo:margin-bottom="0cm"/>
      <style:text-properties fo:font-size="20pt" style:font-size-asian="20pt" style:font-size-complex="20pt"/>
    </style:style>
    <style:style style:name="FullScreen_5f_Img-outline7" style:display-name="FullScreen_Img-outline7" style:family="presentation" style:parent-style-name="FullScreen_5f_Img-outline6">
      <style:paragraph-properties fo:margin-top="0.1cm" fo:margin-bottom="0cm"/>
      <style:text-properties fo:font-size="20pt" style:font-size-asian="20pt" style:font-size-complex="20pt"/>
    </style:style>
    <style:style style:name="FullScreen_5f_Img-outline8" style:display-name="FullScreen_Img-outline8" style:family="presentation" style:parent-style-name="FullScreen_5f_Img-outline7">
      <style:paragraph-properties fo:margin-top="0.1cm" fo:margin-bottom="0cm"/>
      <style:text-properties fo:font-size="20pt" style:font-size-asian="20pt" style:font-size-complex="20pt"/>
    </style:style>
    <style:style style:name="FullScreen_5f_Img-outline9" style:display-name="FullScreen_Img-outline9" style:family="presentation" style:parent-style-name="FullScreen_5f_Img-outline8">
      <style:paragraph-properties fo:margin-top="0.1cm" fo:margin-bottom="0cm"/>
      <style:text-properties fo:font-size="20pt" style:font-size-asian="20pt" style:font-size-complex="20pt"/>
    </style:style>
    <style:style style:name="FullScreen_5f_Img-subtitle" style:display-name="FullScreen_Img-subtitle" style:family="presentation">
      <style:graphic-properties draw:stroke="none" draw:fill="none" draw:textarea-vertical-align="middle">
        <text:list-style style:name="FullScreen_5f_Img-subtitle" style:display-name="FullScreen_Im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ullScreen_5f_Img-title" style:display-name="FullScreen_Img-title" style:family="presentation">
      <style:graphic-properties draw:stroke="none" draw:fill="none" draw:textarea-vertical-align="middle">
        <text:list-style style:name="FullScreen_5f_Img-title" style:display-name="FullScreen_Im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Raleway3" style:font-family-complex="Raleway"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53cm" svg:stroke-color="#ff8f00" svg:stroke-linecap="butt"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loext:shadow-blur="0.111cm"/>
    </style:style>
    <style:style style:name="Mgr4"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Mgr5" style:family="graphic" style:parent-style-name="standard">
      <style:graphic-properties draw:stroke="solid" svg:stroke-width="0.026cm" svg:stroke-color="#d9d9d9" svg:stroke-linecap="butt" draw:fill="none"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style:style>
    <style:style style:name="Mgr6" style:family="graphic" style:parent-style-name="standard">
      <style:graphic-properties draw:stroke="solid" svg:stroke-width="0.026cm" svg:stroke-color="#808080" svg:stroke-linecap="butt"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loext:shadow-blur="0.111cm"/>
    </style:style>
    <style:style style:name="Mgr7" style:family="graphic" style:parent-style-name="standard">
      <style:graphic-properties draw:stroke="solid" svg:stroke-width="0.026cm" svg:stroke-color="#e0e0e0" svg:stroke-linecap="butt"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loext:shadow-blur="0.111cm"/>
    </style:style>
    <style:style style:name="Mgr8" style:family="graphic" style:parent-style-name="standard">
      <style:graphic-properties draw:stroke="none" svg:stroke-width="0.026cm" svg:stroke-linecap="butt" draw:fill="solid" draw:fill-color="#ffffff"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style:style>
    <style:style style:name="Mpr1" style:family="presentation" style:parent-style-name="Title_20_and_20_Footer-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paragraph-properties style:writing-mode="lr-tb"/>
    </style:style>
    <style:style style:name="Mpr2" style:family="presentation" style:parent-style-name="Title_20_and_20_Footer-backgroundobjects">
      <style:graphic-properties draw:stroke="none" svg:stroke-width="0cm" draw:fill="none" draw:fill-color="#ffffff" draw:textarea-vertical-align="top" draw:auto-grow-height="false" draw:fit-to-size="false" style:shrink-to-fit="false" fo:min-height="8.287cm" fo:padding-top="0.125cm" fo:padding-bottom="0.125cm" fo:padding-left="0.25cm" fo:padding-right="0.25cm" fo:wrap-option="wrap"/>
      <style:paragraph-properties style:writing-mode="lr-tb"/>
    </style:style>
    <style:style style:name="Mpr3" style:family="presentation" style:parent-style-name="Title_20_and_20_Footer-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4" style:family="presentation" style:parent-style-name="Title_20_and_20_Footer-backgroundobjects">
      <style:graphic-properties draw:stroke="none" draw:fill="none" draw:fill-color="#ffffff" draw:auto-grow-height="false" fo:min-height="1.485cm"/>
      <style:paragraph-properties style:writing-mode="lr-tb"/>
    </style:style>
    <style:style style:name="Mpr5" style:family="presentation" style:parent-style-name="Title_20_and_20_Footer-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FullScreen_5f_Img-backgroundobjects">
      <style:graphic-properties draw:stroke="none" svg:stroke-width="0cm" draw:fill="none" draw:fill-color="#ffffff" draw:textarea-vertical-align="top" draw:auto-grow-height="false" draw:fit-to-size="false" style:shrink-to-fit="false" fo:min-height="8.287cm" fo:padding-top="0.125cm" fo:padding-bottom="0.125cm" fo:padding-left="0.25cm" fo:padding-right="0.25cm" fo:wrap-option="wrap"/>
      <style:paragraph-properties style:writing-mode="lr-tb"/>
    </style:style>
    <style:style style:name="Mpr7" style:family="presentation" style:parent-style-name="FullScreen_5f_Img-outline1">
      <style:graphic-properties draw:stroke="none" svg:stroke-width="0cm" draw:fill="none" draw:textarea-vertical-align="top" draw:auto-grow-height="false" draw:fit-to-size="false" style:shrink-to-fit="false" fo:min-height="8.287cm" fo:padding-top="0.125cm" fo:padding-bottom="0.125cm" fo:padding-left="0.25cm" fo:padding-right="0.25cm" fo:wrap-option="wrap"/>
      <style:paragraph-properties style:writing-mode="lr-tb"/>
    </style:style>
    <style:style style:name="Mpr8" style:family="presentation" style:parent-style-name="FullScreen_5f_Img-backgroundobjects">
      <style:graphic-properties draw:stroke="none" draw:fill="none" draw:fill-color="#ffffff" draw:auto-grow-height="false" fo:min-height="1.485cm"/>
      <style:paragraph-properties style:writing-mode="lr-tb"/>
    </style:style>
    <style:style style:name="Mpr9" style:family="presentation" style:parent-style-name="FullScreen_5f_Img-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start" fo:text-indent="0cm" style:punctuation-wrap="hanging" style:writing-mode="lr-tb"/>
      <style:text-properties fo:font-size="12pt" fo:hyphenate="false"/>
    </style:style>
    <style:style style:name="MP7" style:family="paragraph">
      <loext:graphic-properties draw:fill="none"/>
      <style:paragraph-properties fo:text-align="start" style:writing-mode="lr-tb" style:font-independent-line-spacing="true"/>
      <style:text-properties fo:font-size="12pt"/>
    </style:style>
    <style:style style:name="MP8" style:family="paragraph">
      <loext:graphic-properties draw:fill="none"/>
      <style:paragraph-properties fo:text-align="center" style:font-independent-line-spacing="true"/>
      <style:text-properties fo:font-size="18pt"/>
    </style:style>
    <style:style style:name="MP9" style:family="paragraph">
      <style:paragraph-properties fo:margin-top="0cm" fo:margin-bottom="0cm" fo:line-height="100%" fo:text-align="start" style:punctuation-wrap="hanging" style:writing-mode="lr-tb"/>
      <style:text-properties fo:hyphenate="false"/>
    </style:style>
    <style:style style:name="MP10" style:family="paragraph">
      <loext:graphic-properties draw:fill="none"/>
      <style:paragraph-properties fo:text-align="start" style:writing-mode="lr-tb" style:font-independent-line-spacing="true"/>
      <style:text-properties fo:font-size="14pt"/>
    </style:style>
    <style:style style:name="MP11"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12"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P13"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4"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5" style:family="paragraph">
      <loext:graphic-properties draw:fill="solid" draw:fill-color="#ffffff"/>
      <style:paragraph-properties fo:text-align="center" style:font-independent-line-spacing="true"/>
      <style:text-properties fo:font-size="18pt"/>
    </style:style>
    <style:style style:name="MP16"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8b8b8b" loext:opacity="100%" style:text-line-through-style="none" style:text-line-through-type="none" style:text-position="0% 100%" style:font-name="Calibri Light" fo:font-size="12pt" fo:letter-spacing="normal" fo:language="en" fo:country="US" fo:font-style="normal" style:text-underline-style="none" fo:font-weight="normal" style:font-size-asian="12pt" style:font-style-asian="normal" style:font-weight-asian="normal" style:font-name-complex="Raleway3" style:font-size-complex="12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Raleway3" fo:font-size="14pt" fo:letter-spacing="normal" fo:language="en" fo:country="US" fo:font-style="normal" style:text-underline-style="none" fo:font-weight="bold" style:font-size-asian="14pt" style:font-style-asian="normal" style:font-weight-asian="bold" style:font-name-complex="Raleway3" style:font-size-complex="14pt" style:font-style-complex="normal" style:font-weight-complex="bold"/>
    </style:style>
    <style:style style:name="MT4" style:family="text">
      <style:text-properties fo:font-variant="normal" fo:text-transform="none" fo:color="#000000" loext:opacity="100%" style:text-line-through-style="none" style:text-line-through-type="none" style:text-position="0% 100%" style:font-name="Calibri2"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font-variant="normal" fo:text-transform="none" fo:color="#8b8b8b" loext:opacity="100%" style:text-line-through-style="none" style:text-line-through-type="none" style:text-position="0% 100%" style:font-name="Calibri Light" fo:font-size="12pt" fo:letter-spacing="normal" fo:language="en" fo:country="US" fo:font-style="normal" style:text-underline-style="none" fo:font-weight="normal" style:font-size-asian="12pt" style:font-style-asian="normal" style:font-weight-asian="normal" style:font-name-complex="Calibri Light" style:font-size-complex="12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Raleway3" fo:font-size="18pt" fo:letter-spacing="normal" fo:language="en" fo:country="US" fo:font-style="normal" style:text-underline-style="none" fo:font-weight="normal" style:font-size-asian="18pt" style:font-style-asian="normal" style:font-weight-asian="normal" style:font-name-complex="Raleway3"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and_20_Footer" style:display-name="Title and Footer" style:page-layout-name="PM1" draw:style-name="Mdp1">
      <draw:g draw:name="Group 18">
        <draw:line draw:name="Straight Connector 19" draw:style-name="Mgr3" draw:text-style-name="MP5" draw:layer="layout" svg:x1="23.865cm" svg:y1="0.528cm" svg:x2="23.865cm" svg:y2="1.232cm">
          <text:p/>
        </draw:line>
        <draw:line draw:name="Straight Connector 20" draw:style-name="Mgr3" draw:text-style-name="MP5" draw:layer="layout" svg:x1="23.319cm" svg:y1="0.591cm" svg:x2="23.865cm" svg:y2="1.232cm">
          <text:p/>
        </draw:line>
        <draw:line draw:name="Straight Connector 21" draw:style-name="Mgr3" draw:text-style-name="MP5" draw:layer="layout" svg:x1="23.331cm" svg:y1="0.591cm" svg:x2="22.796cm" svg:y2="1.232cm">
          <text:p/>
        </draw:line>
        <draw:line draw:name="Straight Connector 22" draw:style-name="Mgr3" draw:text-style-name="MP5" draw:layer="layout" svg:x1="22.796cm" svg:y1="0.528cm" svg:x2="22.796cm" svg:y2="1.232cm">
          <text:p/>
        </draw:line>
        <draw:line draw:name="Straight Connector 23" draw:style-name="Mgr3" draw:text-style-name="MP5" draw:layer="layout" svg:x1="23.871cm" svg:y1="1.232cm" svg:x2="22.777cm" svg:y2="1.232cm">
          <text:p/>
        </draw:line>
        <draw:line draw:name="Straight Connector 24" draw:style-name="Mgr3" draw:text-style-name="MP5" draw:layer="layout" svg:x1="23.865cm" svg:y1="0.528cm" svg:x2="23.331cm" svg:y2="1.17cm">
          <text:p/>
        </draw:line>
        <draw:line draw:name="Straight Connector 25" draw:style-name="Mgr3" draw:text-style-name="MP5" draw:layer="layout" svg:x1="22.796cm" svg:y1="0.528cm" svg:x2="23.337cm" svg:y2="1.175cm">
          <text:p/>
        </draw:line>
      </draw:g>
      <draw:custom-shape draw:name="Date Placeholder 3" draw:style-name="Mgr4" draw:text-style-name="MP7" draw:layer="backgroundobjects" svg:width="5.926cm" svg:height="0.76cm" svg:x="1.27cm" svg:y="13.122cm">
        <text:p text:style-name="MP6"><text:span text:style-name="MT2">www.PresentationWork.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6">
        <draw:custom-shape draw:name="Oval 4" draw:style-name="Mgr5" draw:text-style-name="MP8" draw:layer="layout" svg:width="0.768cm" svg:height="0.768cm" svg:x="11.827cm" svg:y="13.1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9" draw:style-name="Mgr5" draw:text-style-name="MP8" draw:layer="layout" svg:width="0.768cm" svg:height="0.768cm" svg:x="12.804cm" svg:y="13.1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line draw:name="Straight Connector 30" draw:style-name="Mgr6" draw:text-style-name="MP5" draw:layer="layout" svg:x1="12.13cm" svg:y1="13.511cm" svg:x2="12.257cm" svg:y2="13.403cm">
            <text:p/>
          </draw:line>
          <draw:line draw:name="Straight Connector 32" draw:style-name="Mgr6" draw:text-style-name="MP5" draw:layer="layout" svg:x1="12.13cm" svg:y1="13.501cm" svg:x2="12.257cm" svg:y2="13.607cm">
            <text:p/>
          </draw:line>
        </draw:g>
        <draw:g draw:name="Group 33">
          <draw:line draw:name="Straight Connector 34" draw:style-name="Mgr6" draw:text-style-name="MP5" draw:layer="layout" svg:x1="13.262cm" svg:y1="13.493cm" svg:x2="13.135cm" svg:y2="13.601cm">
            <text:p/>
          </draw:line>
          <draw:line draw:name="Straight Connector 35" draw:style-name="Mgr6" draw:text-style-name="MP5" draw:layer="layout" svg:x1="13.262cm" svg:y1="13.503cm" svg:x2="13.135cm" svg:y2="13.397cm">
            <text:p/>
          </draw:line>
        </draw:g>
      </draw:g>
      <draw:line draw:name="Straight Connector 36" draw:style-name="Mgr7" draw:text-style-name="MP5" draw:layer="backgroundobjects" svg:x1="24.216cm" svg:y1="1.561cm" svg:x2="1.11cm" svg:y2="1.561cm">
        <text:p/>
      </draw:line>
      <draw:frame draw:name="Title 1" presentation:style-name="Mpr1" draw:text-style-name="MP10" draw:layer="backgroundobjects" svg:width="16.932cm" svg:height="0.988cm" svg:x="1.244cm" svg:y="0.363cm" presentation:class="title" presentation:user-transformed="true">
        <draw:text-box>
          <text:p text:style-name="MP9"><text:span text:style-name="MT3">CLICK TO EDIT MASTER TITLE STYLE</text:span></text:p>
        </draw:text-box>
      </draw:frame>
      <draw:frame draw:name="Date Placeholder 3" presentation:style-name="Mpr2" draw:text-style-name="MP12" draw:layer="backgroundobjects" svg:width="5.926cm" svg:height="0.76cm" svg:x="1.27cm" svg:y="17.362cm" presentation:class="date-time" presentation:user-transformed="true">
        <draw:text-box>
          <text:p text:style-name="MP11"><text:span text:style-name="MT4">www.bestppt.com</text:span></text:p>
        </draw:text-box>
      </draw:frame>
      <draw:frame draw:name="Slide Number Placeholder 5" presentation:style-name="Mpr3" draw:text-style-name="MP14" draw:layer="backgroundobjects" svg:width="5.926cm" svg:height="0.76cm" svg:x="18.203cm" svg:y="13.122cm" presentation:class="page-number" presentation:user-transformed="true">
        <draw:text-box>
          <text:p text:style-name="MP13"><text:span text:style-name="MT5"><text:page-number>&lt;number&gt;</text:page-number></text:span></text:p>
        </draw:text-box>
      </draw:frame>
      <draw:frame presentation:style-name="Title_20_and_20_Footer-outline1" draw:layer="backgroundobjects" svg:width="22.859cm" svg:height="8.286cm" svg:x="1.27cm" svg:y="3.343cm" presentation:class="outline" presentation:placeholder="true">
        <draw:text-box/>
      </draw:frame>
      <presentation:notes style:page-layout-name="PM0">
        <draw:page-thumbnail presentation:style-name="Title_20_and_20_Footer-title" draw:layer="backgroundobjects" svg:width="19.798cm" svg:height="11.136cm" svg:x="0.6cm" svg:y="2.257cm" presentation:class="page"/>
        <draw:frame presentation:style-name="Title_20_and_20_Footer-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ullScreen_5f_Img" style:display-name="FullScreen_Img" style:page-layout-name="PM1" draw:style-name="Mdp1">
      <draw:g draw:name="Group 18">
        <draw:line draw:name="Straight Connector 19" draw:style-name="Mgr3" draw:text-style-name="MP5" draw:layer="layout" svg:x1="23.865cm" svg:y1="0.528cm" svg:x2="23.865cm" svg:y2="1.232cm">
          <text:p/>
        </draw:line>
        <draw:line draw:name="Straight Connector 20" draw:style-name="Mgr3" draw:text-style-name="MP5" draw:layer="layout" svg:x1="23.319cm" svg:y1="0.591cm" svg:x2="23.865cm" svg:y2="1.232cm">
          <text:p/>
        </draw:line>
        <draw:line draw:name="Straight Connector 21" draw:style-name="Mgr3" draw:text-style-name="MP5" draw:layer="layout" svg:x1="23.331cm" svg:y1="0.591cm" svg:x2="22.796cm" svg:y2="1.232cm">
          <text:p/>
        </draw:line>
        <draw:line draw:name="Straight Connector 22" draw:style-name="Mgr3" draw:text-style-name="MP5" draw:layer="layout" svg:x1="22.796cm" svg:y1="0.528cm" svg:x2="22.796cm" svg:y2="1.232cm">
          <text:p/>
        </draw:line>
        <draw:line draw:name="Straight Connector 23" draw:style-name="Mgr3" draw:text-style-name="MP5" draw:layer="layout" svg:x1="23.871cm" svg:y1="1.232cm" svg:x2="22.777cm" svg:y2="1.232cm">
          <text:p/>
        </draw:line>
        <draw:line draw:name="Straight Connector 24" draw:style-name="Mgr3" draw:text-style-name="MP5" draw:layer="layout" svg:x1="23.865cm" svg:y1="0.528cm" svg:x2="23.331cm" svg:y2="1.17cm">
          <text:p/>
        </draw:line>
        <draw:line draw:name="Straight Connector 25" draw:style-name="Mgr3" draw:text-style-name="MP5" draw:layer="layout" svg:x1="22.796cm" svg:y1="0.528cm" svg:x2="23.337cm" svg:y2="1.175cm">
          <text:p/>
        </draw:line>
      </draw:g>
      <draw:custom-shape draw:name="Date Placeholder 3" draw:style-name="Mgr4" draw:text-style-name="MP7" draw:layer="backgroundobjects" svg:width="5.926cm" svg:height="0.76cm" svg:x="1.27cm" svg:y="13.122cm">
        <text:p text:style-name="MP6"><text:span text:style-name="MT2">www.PresentationWork.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6">
        <draw:custom-shape draw:name="Oval 4" draw:style-name="Mgr5" draw:text-style-name="MP8" draw:layer="layout" svg:width="0.768cm" svg:height="0.768cm" svg:x="11.827cm" svg:y="13.1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9" draw:style-name="Mgr5" draw:text-style-name="MP8" draw:layer="layout" svg:width="0.768cm" svg:height="0.768cm" svg:x="12.804cm" svg:y="13.1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line draw:name="Straight Connector 30" draw:style-name="Mgr6" draw:text-style-name="MP5" draw:layer="layout" svg:x1="12.13cm" svg:y1="13.511cm" svg:x2="12.257cm" svg:y2="13.403cm">
            <text:p/>
          </draw:line>
          <draw:line draw:name="Straight Connector 32" draw:style-name="Mgr6" draw:text-style-name="MP5" draw:layer="layout" svg:x1="12.13cm" svg:y1="13.501cm" svg:x2="12.257cm" svg:y2="13.607cm">
            <text:p/>
          </draw:line>
        </draw:g>
        <draw:g draw:name="Group 33">
          <draw:line draw:name="Straight Connector 34" draw:style-name="Mgr6" draw:text-style-name="MP5" draw:layer="layout" svg:x1="13.262cm" svg:y1="13.493cm" svg:x2="13.135cm" svg:y2="13.601cm">
            <text:p/>
          </draw:line>
          <draw:line draw:name="Straight Connector 35" draw:style-name="Mgr6" draw:text-style-name="MP5" draw:layer="layout" svg:x1="13.262cm" svg:y1="13.503cm" svg:x2="13.135cm" svg:y2="13.397cm">
            <text:p/>
          </draw:line>
        </draw:g>
      </draw:g>
      <draw:line draw:name="Straight Connector 36" draw:style-name="Mgr7" draw:text-style-name="MP5" draw:layer="backgroundobjects" svg:x1="24.216cm" svg:y1="1.561cm" svg:x2="1.11cm" svg:y2="1.561cm">
        <text:p/>
      </draw:line>
      <draw:frame draw:name="Date Placeholder 6" presentation:style-name="Mpr6" draw:text-style-name="MP12" draw:layer="backgroundobjects" svg:width="5.926cm" svg:height="0.76cm" svg:x="1.27cm" svg:y="17.362cm" presentation:class="date-time" presentation:user-transformed="true">
        <draw:text-box>
          <text:p text:style-name="MP11"><text:span text:style-name="MT4">www.bestppt.com</text:span></text:p>
        </draw:text-box>
      </draw:frame>
      <draw:custom-shape draw:name="Rectangle 8" draw:style-name="Mgr8" draw:text-style-name="MP15" draw:layer="backgroundobjects" svg:width="25.399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2" presentation:style-name="Mpr7" draw:text-style-name="MP17" draw:layer="backgroundobjects" svg:width="25.399cm" svg:height="14.287cm" svg:x="0cm" svg:y="0cm" presentation:class="outline" presentation:user-transformed="true">
        <draw:text-box>
          <text:list text:style-name="ML3">
            <text:list-item>
              <text:p text:style-name="MP16"><text:span text:style-name="MT6"><text:tab/></text:span></text:p>
            </text:list-item>
          </text:list>
        </draw:text-box>
      </draw:frame>
      <draw:frame presentation:style-name="FullScreen_5f_Img-title" draw:layer="backgroundobjects" svg:width="22.859cm" svg:height="2.385cm" svg:x="1.27cm" svg:y="0.57cm" presentation:class="title" presentation:placeholder="true">
        <draw:text-box/>
      </draw:frame>
      <presentation:notes style:page-layout-name="PM0">
        <draw:page-thumbnail presentation:style-name="FullScreen_5f_Img-title" draw:layer="backgroundobjects" svg:width="19.797cm" svg:height="11.136cm" svg:x="0.601cm" svg:y="2.257cm" presentation:class="page"/>
        <draw:frame presentation:style-name="FullScreen_5f_Img-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dc:title>PowerPoint Presentation</dc:title>
    <meta:initial-creator>Mirije Shefiti</meta:initial-creator>
    <dc:creator>Harith Al-Safi</dc:creator>
    <meta:editing-cycles>1185</meta:editing-cycles>
    <meta:print-date>2015-03-02T20:38:25</meta:print-date>
    <meta:creation-date>2014-07-08T04:55:45</meta:creation-date>
    <dc:date>2021-05-05T23:06:21.860001540</dc:date>
    <meta:editing-duration>P5DT6H24M22S</meta:editing-duration>
    <meta:generator>LibreOffice/7.1.2.2$Linux_X86_64 LibreOffice_project/10$Build-2</meta:generator>
    <meta:document-statistic meta:object-count="114"/>
    <meta:user-defined meta:name="AppVersion">16.0000</meta:user-defined>
    <meta:user-defined meta:name="Company">Ergun Kayis</meta:user-defined>
    <meta:user-defined meta:name="PresentationFormat">On-screen Show (16:9)</meta:user-defined>
    <meta:user-defined meta:name="Slides" meta:value-type="float">2</meta:user-defined>
    <meta:template xlink:type="simple" xlink:actuate="onRequest" xlink:title="Facet" xlink:href=""/>
  </office:meta>
</office:document-meta>
</file>